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70.59pt"/>
    </style:style>
    <style:style style:name="ro1" style:family="table-row">
      <style:table-row-properties style:row-height="12.81pt" fo:break-before="auto" style:use-optimal-row-height="true"/>
    </style:style>
    <style:style style:name="ro2" style:family="table-row">
      <style:table-row-properties style:row-height="14.94pt" fo:break-before="auto" style:use-optimal-row-height="false"/>
    </style:style>
    <style:style style:name="ro3" style:family="table-row">
      <style:table-row-properties style:row-height="14.9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style>
    <style:style style:name="ce2" style:family="table-cell" style:parent-style-name="Default">
      <style:table-cell-properties fo:wrap-option="no-wrap"/>
      <style:text-properties style:font-name="Liberation Sans" style:font-name-asian="WenQuanYi Micro Hei" style:font-name-complex="Lohit Devanagari"/>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https://newrevive.detik.com/delivery/lg.php?bannerid=0&amp;campaignid=0&amp;zoneid=642&amp;loc=https%3A%2F%2Fnews.detik.com%2Fberita%2Fd-3618021%2Fkabar-pns-bantul-ditangkap-terkait-sindikat-saracen-benar-tidak%3F_ga%3D2.30248699.552460799.1509511914-1244504564.1509511913&amp;referer=http%3A%2F%2Fhoaxornot.detik.com%2F&amp;cb=8230116e49" draw:style-name="gr1" draw:text-style-name="P1" svg:width="0.71pt" svg:height="0.71pt" svg:x="63.98pt" svg:y="38.38pt">
            <draw:image xlink:href="https://newrevive.detik.com/delivery/lg.php?bannerid=0&amp;campaignid=0&amp;zoneid=642&amp;loc=https%3A%2F%2Fnews.detik.com%2Fberita%2Fd-3618021%2Fkabar-pns-bantul-ditangkap-terkait-sindikat-saracen-benar-tidak%3F_ga%3D2.30248699.552460799.1509511914-1244504564.1509511913&amp;referer=http%3A%2F%2Fhoaxornot.detik.com%2F&amp;cb=8230116e49" xlink:type="simple" xlink:show="embed" xlink:actuate="onLoad">
              <text:p/>
            </draw:image>
          </draw:frame>
        </table:shapes>
        <table:table-column table:style-name="co1" table:default-cell-style-name="ce1"/>
        <table:table-column table:style-name="co2" table:default-cell-style-name="ce1"/>
        <table:table-column table:style-name="co1" table:number-columns-repeated="1022" table:default-cell-style-name="ce1"/>
        <table:table-row table:style-name="ro1">
          <table:table-cell office:value-type="string" calcext:value-type="string">
            <text:p>Judul</text:p>
          </table:table-cell>
          <table:table-cell office:value-type="string" calcext:value-type="string">
            <text:p>Isi</text:p>
          </table:table-cell>
          <table:table-cell office:value-type="string" calcext:value-type="string">
            <text:p>Label</text:p>
          </table:table-cell>
          <table:table-cell table:number-columns-repeated="1021"/>
        </table:table-row>
        <table:table-row table:style-name="ro1">
          <table:table-cell office:value-type="string" calcext:value-type="string">
            <text:p>PNS Bantul Ditangkap Terkait Sindikat Saracen</text:p>
          </table:table-cell>
          <table:table-cell office:value-type="string" calcext:value-type="string">
            <text:p>Terungkapnya jaringan Saracen menjadi pemberitaan yang menyedot perhatian banyak pihak. Di tengah-tengah pemberitaan tentang penyelidikan polisi atas sindikat ini, beredar informasi tentang siapa saja di balik aksi penyebar kebencian ini. Salah satunya beredar luas di media sosial kabar bahwa seorang Pegawai Negeri Sipil (PNS) di lingkungan Pemkab Bantul dikabarkan terlibat jaringan Saracen. Foto KTP atas nama Dwi Ratna Supri Hastuti (52) menyebar dengan cepat dengan keterangan di bawahnya yang meyebutkan bahwa Ratna merupakan anggota Saracen. Lebih lanjut isu itu menyebutkan kalau pemilik KTP itu disebut telah ditangkap polisi karena terkait dengan sindikat Saracen.</text:p>
          </table:table-cell>
          <table:table-cell office:value-type="string" calcext:value-type="string">
            <text:p>hoax</text:p>
          </table:table-cell>
          <table:table-cell office:value-type="string" calcext:value-type="string">
            <text:p><text:a xlink:href="https://news.detik.com/berita/d-3618021/kabar-pns-bantul-ditangkap-terkait-sindikat-saracen-benar-tidak?_ga=2.202220245.552460799.1509511914-1244504564.1509511913" xlink:type="simple">https://news.detik.com/berita/d-3618021/kabar-pns-bantul-ditangkap-terkait-sindikat-saracen-benar-tidak?_ga=2.202220245.552460799.1509511914-1244504564.1509511913</text:a></text:p>
          </table:table-cell>
          <table:table-cell table:number-columns-repeated="1020"/>
        </table:table-row>
        <table:table-row table:style-name="ro1">
          <table:table-cell office:value-type="string" calcext:value-type="string">
            <text:p>Kabar Singapore Airlines Terbakar di Changi</text:p>
          </table:table-cell>
          <table:table-cell office:value-type="string" calcext:value-type="string">
            <text:p>Isu ini dihembuskan pertama kali oleh pemilik akun Facebook dengan inisial SAL. Dia mengunggah status Facebook mengenai kejadian kebakaran pesawat Singapore Airlines pada 4 Juli 2017 dengan menyertakan keterangan waktu 'pagi ini' dalam status itu. Berikut bunyi status Facebook tersebut: SQ , pagi ini jm 02.30 dari Spore ke Milan Italia, perjalanan 2jam lbh sayap pesawat minyak nya bocor &amp; pswt nya balik lagi ke Spore, setelah mendarat 10menit lgsg kebakaran sayap pswtnya. Tapi dpt segera dipadamkan. Yg Sangat Berjasa adalah Grew Pilot &amp; Penumpangnya TENANG &amp; KERJASAMA YG BAIK. SAL juga menyertakan 2 video dalam postingan mengenai kejadian kebakaran pesawat ini. Status Facebook SAL pun dilihat dan dishare oleh banyak pengguna Facebook lain.</text:p>
          </table:table-cell>
          <table:table-cell office:value-type="string" calcext:value-type="string">
            <text:p>hoax</text:p>
          </table:table-cell>
          <table:table-cell office:value-type="string" calcext:value-type="string">
            <text:p><text:a xlink:href="https://news.detik.com/berita/d-3551627/ramai-kabar-singapore-airlines-terbakar-di-changi-kejadian-kapan?_ga=2.202220245.552460799.1509511914-1244504564.1509511913" xlink:type="simple">https://news.detik.com/berita/d-3551627/ramai-kabar-singapore-airlines-terbakar-di-changi-kejadian-kapan?_ga=2.202220245.552460799.1509511914-1244504564.1509511913</text:a></text:p>
          </table:table-cell>
          <table:table-cell table:number-columns-repeated="1020"/>
        </table:table-row>
        <table:table-row table:style-name="ro1">
          <table:table-cell office:value-type="string" calcext:value-type="string">
            <text:p>Kabut di Yogya Imbas Aktivitas Merapi</text:p>
          </table:table-cell>
          <table:table-cell office:value-type="string" calcext:value-type="string">
            <text:p>Pesan berantai di media sosial dan grup komunikasi pagi ini di Yogyakarta ramai oleh artikel berita dan foto kawasan Yogyakarta yang berkabut tebal. Beberapa di antaranya berlatar belakang Gunung Merapi. Ada pula warga Yogyakarta yang mengaku memang tempat tinggalnya diselimuti kabut tebal yang tak biasa. Sebuah artikel berita lama dari sebuah media online yang mengabarkan kondisi Merapi pada 2010 juga ikut tersebar luar. Tak ada waktu pasti dalam artikel tersebut, tapi tertera tanggal 26 Januari. Beberapa yang tak memperhatikannya kemudian resah dan ikut menyebarkan artikel tersebut untuk mempertanyakannya.</text:p>
          </table:table-cell>
          <table:table-cell office:value-type="string" calcext:value-type="string">
            <text:p>hoax</text:p>
          </table:table-cell>
          <table:table-cell office:value-type="string" calcext:value-type="string">
            <text:p><text:a xlink:href="https://news.detik.com/berita/d-3615609/beredar-kabar-kabut-di-yogya-imbas-aktivitas-merapi-benarkah?_ga=2.30248699.552460799.1509511914-1244504564.1509511913" xlink:type="simple">https://news.detik.com/berita/d-3615609/beredar-kabar-kabut-di-yogya-imbas-aktivitas-merapi-benarkah?_ga=2.30248699.552460799.1509511914-1244504564.1509511913</text:a></text:p>
          </table:table-cell>
          <table:table-cell table:number-columns-repeated="1020"/>
        </table:table-row>
        <table:table-row table:style-name="ro1">
          <table:table-cell office:value-type="string" calcext:value-type="string">
            <text:p>Heboh Suhu Panas Ekstrem di Kuwait Bikin Pohon Terbakar</text:p>
          </table:table-cell>
          <table:table-cell office:value-type="string" calcext:value-type="string">
            <text:p>Dalam sepekan terakhir, beredar foto dan video di Facebook yang memperlihatkan pohon dan semak-semak terbakar dengan disertai judul 'Suhu Di Kuwait Mencapai 62C, Pohon Dan Semak-Semak Sampai Terbakar'. Foto itu berasal dari akun Facebook bernama Sami Khan pada 3 Agustus 2017. "Kuwait burning. Temp hit 62c. Bushes and trees burnt out," demikian tulisan di akun Facebook Sami Khan. Sami Khan hanya menampilkan screenshot video. Video sebenarnya ada di YouTube dengan judul yang sama. Video itu memperlihatkan pohon di pinggir jalan terbakar dan terdengar seseorang berbahasa Arab berbicara di video itu. Ada pula foto lampu lalu lintas meleleh yang beredar. Foto itu disebut juga ada di Kuwait akibat suhu panas. </text:p>
          </table:table-cell>
          <table:table-cell office:value-type="string" calcext:value-type="string">
            <text:p>hoax</text:p>
          </table:table-cell>
          <table:table-cell office:value-type="string" calcext:value-type="string">
            <text:p><text:a xlink:href="https://news.detik.com/berita/d-3607610/heboh-suhu-panas-ekstrem-di-kuwait-bikin-pohon-terbakar-beneran?_ga=2.30248699.552460799.1509511914-1244504564.1509511913" xlink:type="simple">https://news.detik.com/berita/d-3607610/heboh-suhu-panas-ekstrem-di-kuwait-bikin-pohon-terbakar-beneran?_ga=2.30248699.552460799.1509511914-1244504564.1509511913</text:a></text:p>
          </table:table-cell>
          <table:table-cell table:number-columns-repeated="1020"/>
        </table:table-row>
        <table:table-row table:style-name="ro1">
          <table:table-cell office:value-type="string" calcext:value-type="string">
            <text:p>Beredar Foto Jarum Suntik 'Penular' HIV-AIDS di Toilet Umum</text:p>
          </table:table-cell>
          <table:table-cell office:value-type="string" calcext:value-type="string">
            <text:p>"Hati-hati mengambil tisu di toilet umum! Tolong beritahu orang-orang yang kita sayangi, anak, orang tua dan keluarga, dll. Orang yang kena HIV/AIDS dengan sengaja menaruh jarum suntik bekas mereka di dekat tisu toilet umum." Informasi beserta foto jarum suntik yang 'menempel' di tempat tisu toilet umum ini viral di media sosial. Disebutkan jarum tersebut sengaja dipasang untuk menularkan HIV-AIDS pada masyarakat.</text:p>
          </table:table-cell>
          <table:table-cell office:value-type="string" calcext:value-type="string">
            <text:p>hoax</text:p>
          </table:table-cell>
          <table:table-cell office:value-type="string" calcext:value-type="string">
            <text:p><text:a xlink:href="https://health.detik.com/read/2017/05/22/105651/3507815/763/viral-beredar-foto-jarum-suntik-penular-hiv-aids-di-toilet-umum?_ga=2.26710009.552460799.1509511914-1244504564.1509511913" xlink:type="simple">https://health.detik.com/read/2017/05/22/105651/3507815/763/viral-beredar-foto-jarum-suntik-penular-hiv-aids-di-toilet-umum?_ga=2.26710009.552460799.1509511914-1244504564.1509511913</text:a></text:p>
          </table:table-cell>
          <table:table-cell table:number-columns-repeated="1020"/>
        </table:table-row>
        <table:table-row table:style-name="ro1">
          <table:table-cell office:value-type="string" calcext:value-type="string">
            <text:p>Makan Cokelat Setelah Makan Mi Goreng Bisa Bikin Meninggal</text:p>
          </table:table-cell>
          <table:table-cell office:value-type="string" calcext:value-type="string">
            <text:p>Ada seorang wanita meninggal mendadak dengan kelima panca indra keluar darah. Setelah diselidiki ternyata wanita ini meninggal bukan karena bunuh diri atau dibunuh, melainkan karena ketidaktahuan tentang 'racun akibat makanan'. Wanita ini memiliki kebiasaan makan cokelat tiap hari, ini tidak masalah. Masalahnya, malam itu wanita ini kebanyakan makan mi goreng. Sebenarnya cuma makan mi goreng saja juga tidak masalah, karena orang rumahnya juga banyak makan mi malam itu dan tak ada yang meninggal. Tetapi karena mi itu mengandung arsenic pentoxide (As2O5) dan berhubung habis makan mi wanita itu makan cokelat, terjadilah reaksi kimia di dalam perut yang membuat arsenic pentoxide (As2O5) berubah menjadi arsenic trioxide (As2O3) yang sangat beracun. Inilah yang mengakibatkan hati, jantung, ginjal, pembuluh darah rusak, usus berdarah, pembuluh darah melebar/dilatasi. Jadi hati-hati!! Jika habis banyak makan mi goreng, mi kering, mi soto, jangan makan cokelat pada saat yang bersamaan. Copy paste lah jika Anda merasa ini cukup penting! Demikian informasi yang tengah beredar. Dikatakan bahwa akan terjadi reaksi kimia beracun di dalam tubuh apabila Anda mengonsumsi mi dan cokelat dalam waktu yang berdekatan. Tak main-main, reaksi ini disebut bisa membuat beberapa organ vital seperti hati, jantung dan ginjal bisa rusak.</text:p>
          </table:table-cell>
          <table:table-cell office:value-type="string" calcext:value-type="string">
            <text:p>hoax</text:p>
          </table:table-cell>
          <table:table-cell office:value-type="string" calcext:value-type="string">
            <text:p><text:a xlink:href="https://health.detik.com/read/2017/06/07/112717/3522736/763/makan-cokelat-setelah-makan-mi-goreng-bisa-bikin-meninggal?_ga=2.26710009.552460799.1509511914-1244504564.1509511913" xlink:type="simple">https://health.detik.com/read/2017/06/07/112717/3522736/763/makan-cokelat-setelah-makan-mi-goreng-bisa-bikin-meninggal?_ga=2.26710009.552460799.1509511914-1244504564.1509511913</text:a></text:p>
          </table:table-cell>
          <table:table-cell table:number-columns-repeated="1020"/>
        </table:table-row>
        <table:table-row table:style-name="ro1">
          <table:table-cell office:value-type="string" calcext:value-type="string">
            <text:p>Geger Motor 'Hantu' Terparkir 2 Tahun di Jalan dan Tak Bisa Dipindah</text:p>
          </table:table-cell>
          <table:table-cell office:value-type="string" calcext:value-type="string">
            <text:p>Kabar ini berawal dari postingan pengguna Facebook dengan inisial SA pada Rabu, 17 Mei 2017. Dia menuliskan: Misteri motor hantu... pemilikx meninggal 2tahun lalu di lokasi ini dan sudah 2tahun lebih pula motor ini trparkir disana tanpa ada xg bisa memindahkanx.. setiap kali di pindahkan motor ini akan kembali sendiri ke lokasi ini.. jika anda aering melintasi jalur kendari - sulteng anda akan melihat motor ini di wilayah jalan poros sebelum batas... ngeriii … Postingan tersebut direspons ribuan orang. Beberapa media memberitakan. Sementara di ranah maya, sebagian percaya, sebagian meragukan. Ada juga yang menertawakan. Berikut komentar netizen: Ughu Halid Selamat pagi ' sekedar meluruskan sedikit soal motor tersebut" Memang benar adanya berita tersebut ' motor itu tdk ada yg berani pindahkan atau sentuh ' dan tepatnya di poros menuju Asera konawe utara sultra' konawe utara ini memang sdh batas dari sultra dan sulteng . Karmilah Anggaraini Putri emang beneran yah Fice Armin Itu bukan hoax...barusan sy tanya suami sy..katanya dia sering liat..dikiranya itu motor warga yg mau ke kebun...kbtulan suami sy stiap minggu otw dr morowali ke kendari. Alfonso Felides Trappatoni Kalian semua jgn tertipu dgn berita seperti ini. Dgn adanya berita begini seakan2 Konut itu daerah seram. Pdhal pemilik motor tersebut adalah milik warga sekitar.</text:p>
          </table:table-cell>
          <table:table-cell office:value-type="string" calcext:value-type="string">
            <text:p>hoax</text:p>
          </table:table-cell>
          <table:table-cell office:value-type="string" calcext:value-type="string">
            <text:p><text:a xlink:href="https://news.detik.com/berita/d-3510540/geger-motor-hantu-terparkir-2-tahun-di-jalan-dan-tak-bisa-dipindah?_ga=2.26710009.552460799.1509511914-1244504564.1509511913" xlink:type="simple">https://news.detik.com/berita/d-3510540/geger-motor-hantu-terparkir-2-tahun-di-jalan-dan-tak-bisa-dipindah?_ga=2.26710009.552460799.1509511914-1244504564.1509511913</text:a></text:p>
          </table:table-cell>
          <table:table-cell table:number-columns-repeated="1020"/>
        </table:table-row>
        <table:table-row table:style-name="ro1">
          <table:table-cell office:value-type="string" calcext:value-type="string">
            <text:p>Wajib Bawa Obat Isosorbide Dinitrate Untuk 'Jaga-jaga' Serangan Jantung</text:p>
          </table:table-cell>
          <table:table-cell office:value-type="string" calcext:value-type="string">
            <text:p>Info dari teman. Teman komunitas saya baru kena serangan jantung, umurnya 52 sih, sebelumnya nggak ada keluhan. Tiba-tiba dia lagi mandi berasa dada seperti tertusuk tombak, terus keringatan sampai basah. Itu kejadian jam 7 malam, terus langsung dibawa ke Daan Mogot dan jam 11 malam dioperasi. Dokter bilang pertolongan pertama kalau kena serangan buru-buru minum Isosorbide Dinitrate 5 mg. Saya saranin kalian orang beli, taruh di dompet 2 biji aja, selain proteksi buat kita kalau sewaktu-waktu ada apa-apa, mana tau ada orang di sekitar kita juga butuh. Sekian sekilas info semoga bermanfaat. Demikian informasi yang beredar luas. Disebutkan di atas bahwa penggunaan obat jenis Isosorbide Dinitrate 5 mg bisa dikonsumsi oleh siapa saja yang tiba-tiba mengalami keluhan nyeri dada atau serangan jantung. </text:p>
          </table:table-cell>
          <table:table-cell office:value-type="string" calcext:value-type="string">
            <text:p>hoax</text:p>
          </table:table-cell>
          <table:table-cell office:value-type="string" calcext:value-type="string">
            <text:p><text:a xlink:href="https://health.detik.com/read/2017/06/06/115933/3521523/763/wajib-bawa-obat-isosorbide-dinitrate-untuk-jaga-jaga-serangan-jantung?_ga=2.203261525.552460799.1509511914-1244504564.1509511913" xlink:type="simple">https://health.detik.com/read/2017/06/06/115933/3521523/763/wajib-bawa-obat-isosorbide-dinitrate-untuk-jaga-jaga-serangan-jantung?_ga=2.203261525.552460799.1509511914-1244504564.1509511913</text:a></text:p>
          </table:table-cell>
          <table:table-cell table:number-columns-repeated="1020"/>
        </table:table-row>
        <table:table-row table:style-name="ro1">
          <table:table-cell office:value-type="string" calcext:value-type="string">
            <text:p>Pesan Berantai Kecelakaan Tewaskan 130 Jemaah Umrah</text:p>
          </table:table-cell>
          <table:table-cell office:value-type="string" calcext:value-type="string">
            <text:p>Sebuah pesan berantai beredar di WhatsApp grup sejak pagi tadi. Isinya mengabarkan bahwa telah terjadi tabrakan beruntun rombongan umrah pada bulan Ramadhan ini. Di pesan yang beredar tersebut penerima diminta mengecek, barangkali ada keluarga atau kerabat menjadi korban dalam kecelakaan tersebut. "Innaalillaahi Wa Innaa Ilaihi Raajiu'un.. Update terkini..Kecelakaan tabrakan beruntun rombongan Umroh di Mekkah Ramadhan ini sebanyak 130 orang meninggal dunia.. Cek keluarga dan kerabat yg sedang pergi Umrah..!!Semoga Khusnul Khaatimah," begitu bunyi pesan berantai yang beredar pagi tadi, Rabu (31/5/2017).</text:p>
          </table:table-cell>
          <table:table-cell office:value-type="string" calcext:value-type="string">
            <text:p>hoax</text:p>
          </table:table-cell>
          <table:table-cell office:value-type="string" calcext:value-type="string">
            <text:p><text:a xlink:href="https://news.detik.com/berita/d-3516386/pesan-berantai-kecelakaan-tewaskan-130-jemaah-umrah-ini-faktanya?_ga=2.203261525.552460799.1509511914-1244504564.1509511913" xlink:type="simple">https://news.detik.com/berita/d-3516386/pesan-berantai-kecelakaan-tewaskan-130-jemaah-umrah-ini-faktanya?_ga=2.203261525.552460799.1509511914-1244504564.1509511913</text:a></text:p>
          </table:table-cell>
          <table:table-cell table:number-columns-repeated="1020"/>
        </table:table-row>
        <table:table-row table:style-name="ro1">
          <table:table-cell office:value-type="string" calcext:value-type="string">
            <text:p>Broadcast Telur Berbintik Mengandung Bakteri Penyakit</text:p>
          </table:table-cell>
          <table:table-cell office:value-type="string" calcext:value-type="string">
            <text:p>Dilaporkan sejumlah warga, sejak sepekan lalu beredar informasi di layanan pesan singkat WhatsApp mengenai bahaya telur berbintik. Pesan tersebut berisi gambar telur berbintik disertai keterangan peringatan akan bahaya bakteri streptococcus. Berikut isi pesan tersebut: Jika menemui telur ayam negeri seperti ini, dibuang saja sebab bintik-bintiknya ini merupakan bibit penyakit yang namanya streptokokus. Dapat hidup di dalam tubuh manusia dan menyebabkan penyakit pencernaan. Kumannya dari kulit telur dapat menembus kulit telur dan masuk ke dalamnya.</text:p>
          </table:table-cell>
          <table:table-cell office:value-type="string" calcext:value-type="string">
            <text:p>hoax</text:p>
          </table:table-cell>
          <table:table-cell table:number-columns-repeated="1021"/>
        </table:table-row>
        <table:table-row table:style-name="ro1">
          <table:table-cell office:value-type="string" calcext:value-type="string">
            <text:p>Kabar Warga Bantaran Citarum Diminta Waspadai Banjir Waduk Saguling</text:p>
          </table:table-cell>
          <table:table-cell office:value-type="string" calcext:value-type="string">
            <text:p>Di tengah pemberitaan banjir di Pagarsih Bandung, beredar surat agar warga bantaran Sungai Citarum mewaspadai Waduk Saguling yang pintu airnya akan dibuka 1 meter. Surat itu beredar lewat aplikasi WhatsApp Messenger, Jumat (11/11/2016). Terlihat, kop surat bertuliskan 'Indonesia Power, Unit Pembangkitan Saguling' dengan lambang PLN di kanan atas. Surat itu bernomor 282/014/UPSGL/2016, tertanggal 10 November 2016. Surat itu ditandatangani oleh General Manager Indonesia Power Hendres Wayen P. "Sehubungan dengan kondisi air Waduk Saguling sampai dengan saat ini telah mencapai ketinggian 643,70 mdpl, pada saat elevasi mencapai 643,80 mdpl sesuai SOP pintu spillway no.3 akan dibuka setinggi 1 m. Hal ini menyebabkan volume air ke Sungai Citarum akan bertambah besar. Untuk itu, kami mengimbau kepada seluruh masyarakat yang tempat tinggalnya berada di bantaran Sungai Citarum maupun masyarakat yang mempunyai aktivitas di area tersebut dimohon untuk meningkatkan kewaspadaan dan mengamankan diri masing-masing apabila sewaktu-waktu terjadi aliran air yang deras di Sungai Citarum (banjir)," demikian bunyi surat itu.</text:p>
          </table:table-cell>
          <table:table-cell office:value-type="string" calcext:value-type="string">
            <text:p>fact</text:p>
          </table:table-cell>
          <table:table-cell office:value-type="string" calcext:value-type="string">
            <text:p><text:a xlink:href="https://news.detik.com/berita/d-3343500/kabar-warga-bantaran-citarum-diminta-waspadai-banjir-waduk-saguling?_ga=2.199971886.141549462.1510066932-1244504564.1509511913" xlink:type="simple">https://news.detik.com/berita/d-3343500/kabar-warga-bantaran-citarum-diminta-waspadai-banjir-waduk-saguling?_ga=2.199971886.141549462.1510066932-1244504564.1509511913</text:a></text:p>
          </table:table-cell>
          <table:table-cell table:number-columns-repeated="1020"/>
        </table:table-row>
        <table:table-row table:style-name="ro1">
          <table:table-cell office:value-type="string" calcext:value-type="string">
            <text:p>Pesan Bijak Bintang Iklan Rokok Sebelum Meninggal karena Kanker Paru</text:p>
          </table:table-cell>
          <table:table-cell office:value-type="string" calcext:value-type="string">
            <text:p>Foto Wayne McLaren, seorang mantan bintang iklan rokok yang kemudian meninggal dunia karena kanker paru-paru beredar luas di media sosial. Foto tersebut disebar di grup percakapan sebagai pengingat soal bahaya merokok. Benarkah? Foto kolase tersebut beredar sejak lama. Namun hingga hari ini, masih sering disebar luas di media sosial. Isinya gambar sosok McLaren saat masih menjadi bintang iklan rokok. Dia digambarkan sebagai sosok pria macho, berdiri di samping kuda dan berpenampilan bak seorang koboi. Di sisi kanan foto itu, ada McLaren tua yang terkulai di rumah sakit. Diyakini, itu adalah foto McLaren sebelum mengembuskan nafas terakhir. Sebuah keterangan di bawah foto tadi tertulis bahwa McLaren adalah mantan bintang iklan rokok dan meninggal di usia 51 tahun karena kanker paru-paru. Pesan terakhirnya sebelum meninggal dunia justru agar masyarakat menjauhi rokok. "Take care of the children. Tobacco will kill you, and I am living proof of it." </text:p>
          </table:table-cell>
          <table:table-cell office:value-type="string" calcext:value-type="string">
            <text:p>fact</text:p>
          </table:table-cell>
          <table:table-cell office:value-type="string" calcext:value-type="string">
            <text:p><text:a xlink:href="https://news.detik.com/berita/d-3187240/pesan-bijak-bintang-iklan-rokok-sebelum-meninggal-karena-kanker-paru?_ga=2.199971886.141549462.1510066932-1244504564.1509511913" xlink:type="simple">https://news.detik.com/berita/d-3187240/pesan-bijak-bintang-iklan-rokok-sebelum-meninggal-karena-kanker-paru?_ga=2.199971886.141549462.1510066932-1244504564.1509511913</text:a></text:p>
          </table:table-cell>
          <table:table-cell table:number-columns-repeated="1020"/>
        </table:table-row>
        <table:table-row table:style-name="ro1">
          <table:table-cell office:value-type="string" calcext:value-type="string">
            <text:p>Anggota Parlemen Ukraina Dilemparkan ke Bak Sampah</text:p>
          </table:table-cell>
          <table:table-cell office:value-type="string" calcext:value-type="string">
            <text:p>"Di Ukraina Jika Anggota DPR Ga Becus Langsung Dibuang Ke Tempat Sampah, Kalau Di Indonesia….?" demikian salah satu judul sebuah situs yang beredar luas di facebook. Judul itu sungguh menarik, karena diisi juga dengan gambar seorang pria berjas dan berdasi dilemparkan ke bak sampah. Artikel dan foto-foto itu beredar luas di media sosial sejak beberapa pekan lalu. Digambarkan, anggota DPR di dalam foto sudah tak dipercaya oleh rakyatnya. Si anggota parlemen dianggap tak becus kerja. Akhirnya masyarakat pun geram dan melemparkannya ke bak sampah. Beberapa akun mengomentarinya dengan penuh semangat, sebagian ikut menghardik anggota DPR di Indonesia. Ada juga yang ingin melakukan hal yang sama pada anggota DPR yang terbukti tak bekerja maksimal untuk rakyat.</text:p>
          </table:table-cell>
          <table:table-cell office:value-type="string" calcext:value-type="string">
            <text:p>fact</text:p>
          </table:table-cell>
          <table:table-cell office:value-type="string" calcext:value-type="string">
            <text:p><text:a xlink:href="https://news.detik.com/berita/d-3184900/anggota-parlemen-ukraina-dilemparkan-ke-bak-sampah?_ga=2.199971886.141549462.1510066932-1244504564.1509511913" xlink:type="simple">https://news.detik.com/berita/d-3184900/anggota-parlemen-ukraina-dilemparkan-ke-bak-sampah?_ga=2.199971886.141549462.1510066932-1244504564.1509511913</text:a></text:p>
          </table:table-cell>
          <table:table-cell table:number-columns-repeated="1020"/>
        </table:table-row>
        <table:table-row table:style-name="ro1">
          <table:table-cell office:value-type="string" calcext:value-type="string">
            <text:p>Ubah HGB Jadi SHM di BPN Depok Cuma Bayar Rp 50 Ribu, Benarkah?</text:p>
          </table:table-cell>
          <table:table-cell office:value-type="string" calcext:value-type="string">
            <text:p>Beredar pesan berantai yang berisi informasi tentang biaya mengubah Hak Guna Bangunan (HGB) ke Sertifikat Hak Milik (SHM) bagi warga yang rumahnya berada di Depok. Mereka yang ingin mengubah HGB ke SHM cukup membayar Rp 50 ribu saja. Berikut pesan berantai tersebut: Bapak Ibu: Jika ada yang punya rumah di Depok yang masih HGB, sekarang ini ada pemutihan, dari sertifikat HGB menjadi SHM, hanya dengan biaya Rp 60.000 saja. Datang ke BPN Depok, bawa copy KTP, KK, PBB asli 3 tahun terakhir dan copynya. Beli map di sana 10.000 plus bayar biayanya di loket sebesar Rp 50.000. Hanya dalam waktu 5 hari kerja, SHGB sudah menjadi SHM. Semoga bermanfaat.</text:p>
          </table:table-cell>
          <table:table-cell office:value-type="string" calcext:value-type="string">
            <text:p>fact</text:p>
          </table:table-cell>
          <table:table-cell office:value-type="string" calcext:value-type="string">
            <text:p><text:a xlink:href="https://news.detik.com/berita/d-3152136/ubah-hgb-jadi-shm-di-bpn-depok-cuma-bayar-rp-50-ribu-benarkah?_ga=2.199971886.141549462.1510066932-1244504564" xlink:type="simple">https://news.detik.com/berita/d-3152136/ubah-hgb-jadi-shm-di-bpn-depok-cuma-bayar-rp-50-ribu-benarkah?_ga=2.199971886.141549462.1510066932-1244504564</text:a>.1509511913</text:p>
          </table:table-cell>
          <table:table-cell table:number-columns-repeated="1020"/>
        </table:table-row>
        <table:table-row table:style-name="ro1">
          <table:table-cell office:value-type="string" calcext:value-type="string">
            <text:p>Kartu 'Bebas Masalah' Khusus Untuk Bule di Bali</text:p>
          </table:table-cell>
          <table:table-cell office:value-type="string" calcext:value-type="string">
            <text:p>Pesan berantai beredar melalui media sosial tentang pembuatan kartu anggota Foreigner Community Club (FCC) di Bali. Kartu ini disebut bisa menjadi penolong bila turis mendapat masalah di Bali.Kartu tersebut khusus untuk para ekspatriat. Bila mereka terkena masalah misalnya kehilangan paspor, tas, kebingungan di bandara atau ditipu, mereka bisa menunjukkan kartu tersebut untuk mendapatkan perlakuan prioritas. Kartu itu berwarna cokelat dan terdapat tulisan Foreigner Community Club (FCC Identity Card). Identitas yang dicantumkan adalah nama, kebangsaan, nomor paspor dan jabatan di FCC. <text:s/>Ada lambang Polda Bali, PAM Obvit dan FCC. Pembuatan kartu itu rencananya akan dikenakan biaya sebesar Rp 150 ribu selama 6 bulan dan Rp 250 ribu selama 1 tahun. Biaya ini untuk menutupi biaya administrasi pembuatan kartu dan pemeliharaan data base. Informasi soal kartu ini juga akan diberitahukan melalui Facebook khusus yang dibuat komunitas FCC.</text:p>
          </table:table-cell>
          <table:table-cell office:value-type="string" calcext:value-type="string">
            <text:p>fact</text:p>
          </table:table-cell>
          <table:table-cell office:value-type="string" calcext:value-type="string">
            <text:p><text:a xlink:href="https://news.detik.com/berita/d-3135776/kartu-bebas-masalah-khusus-untuk-bule-di-bali?_ga=2.199971886.141549462.1510066932-1244504564.1509511913" xlink:type="simple">https://news.detik.com/berita/d-3135776/kartu-bebas-masalah-khusus-untuk-bule-di-bali?_ga=2.199971886.141549462.1510066932-1244504564.1509511913</text:a></text:p>
          </table:table-cell>
          <table:table-cell table:number-columns-repeated="1020"/>
        </table:table-row>
        <table:table-row table:style-name="ro1">
          <table:table-cell office:value-type="string" calcext:value-type="string">
            <text:p>Ojek Online dan Angkot di Bandung akan Bentrok Hari Ini, Benarkah?</text:p>
          </table:table-cell>
          <table:table-cell office:value-type="string" calcext:value-type="string">
            <text:p>Muncul pesan berantai yang berisi informasi akan adanya bentrokan antara pengemudi transportasi online dan angkot di Bandung. Dalam pesan berantai tersebut tertulis bentrokan akan terjadi pada Rabu (11/10) ini dengan diawali demo besar-besaran. Pesan berantai itu menyebut bentrokan terjadi akibat ojek online meminta pertanggungjawaban kepada kubu angkot gabungan atas tewasnya pengemudi ojek online di Jalan BKR, Bandung. Tak hanya di lokasi itu, pesan berantai itu juga menyebut pengemudi ojek online lain ditabrak hingga tewas di Jalan Buahbatu oleh angkot.Pesan kaleng itu pun menyebutkan pengemudi ojek online dikeroyok di Jalan Karapitan, Bandung. Lalu pesan itu juga menyebut ada pengemudi ojek online yang hilang tak ada kabar."Info terkini, malam ini (kemarin) para online lagi kumpul di Gedung Sate. Besok (hari ini) bakal datang dari Cimahi ojek online sekitar 1.000 orang, dari Jakarta 500 orang, mau ke Bandung, belum dari yang lain. Besok (hari ini) jangan main HP di motor atau di pinggir jalan, takut dikira ojek online. Besok udah ga ada tanya tanya lg, maen sikat langsung!! Hatur Nuhun," kata pesan berantai itu.Dalam pesan berantai itu tertulis informasi tersebut berasal dari FKDM.</text:p>
          </table:table-cell>
          <table:table-cell office:value-type="string" calcext:value-type="string">
            <text:p>hoax</text:p>
          </table:table-cell>
          <table:table-cell office:value-type="string" calcext:value-type="string">
            <text:p><text:a xlink:href="https://news.detik.com/berita/d-3679099/ojek-online-dan-angkot-di-bandung-akan-bentrok-hari-ini-benarkah?_ga=2.210064336.459255216.1511882605-1244504564.1509511913" xlink:type="simple">https://news.detik.com/berita/d-3679099/ojek-online-dan-angkot-di-bandung-akan-bentrok-hari-ini-benarkah?_ga=2.210064336.459255216.1511882605-1244504564.1509511913</text:a></text:p>
          </table:table-cell>
          <table:table-cell table:number-columns-repeated="1020"/>
        </table:table-row>
        <table:table-row table:style-name="ro1">
          <table:table-cell office:value-type="string" calcext:value-type="string">
            <text:p>Mobil Milik Pria yang Berkelahi dengan TNI Terbakar, Benarkah?</text:p>
          </table:table-cell>
          <table:table-cell office:value-type="string" calcext:value-type="string">
            <text:p>Laporan Kebakaran Mobil. Pada hari Sabtu tgl 14 Okt 2017 Skp. 03.15 wib telah terjadi kebakaran sebuah mobil Mazda warna merah nopol B 1599 PVH di Jl Harapan 1 Nomor 3 Kodamar yang diparkir didepan rumah Nama pemilik Sdr Bimantoro Prasetiyo Hp. 081316009694 Tempat tanggal lahir Jakarta 22 Okteber 1999 Pekejaan musisi. Adapun penyebab kebakaran dikarenakan akibat arus pendek. korban jiwa nihil, korban materiil mengalami kerugian di taksir sekitar Rp. 125 jt. api dapat di padamkan skp. 04.00 wib oleh BPK setempat.</text:p>
          </table:table-cell>
          <table:table-cell office:value-type="string" calcext:value-type="string">
            <text:p>hoax</text:p>
          </table:table-cell>
          <table:table-cell office:value-type="string" calcext:value-type="string">
            <text:p><text:a xlink:href="https://news.detik.com/berita/d-3684323/mobil-milik-pria-yang-berkelahi-dengan-tni-terbakar-benarkah?_ga=2.210064336.459255216.1511882605-1244504564.1509511913" xlink:type="simple">https://news.detik.com/berita/d-3684323/mobil-milik-pria-yang-berkelahi-dengan-tni-terbakar-benarkah?_ga=2.210064336.459255216.1511882605-1244504564.1509511913</text:a></text:p>
          </table:table-cell>
          <table:table-cell table:number-columns-repeated="1020"/>
        </table:table-row>
        <table:table-row table:style-name="ro1">
          <table:table-cell office:value-type="string" calcext:value-type="string">
            <text:p>Ada Broadcast Bom Meledak di Masjidil Haram, Serius?</text:p>
          </table:table-cell>
          <table:table-cell office:value-type="string" calcext:value-type="string">
            <text:p>Sebuah pesan berantai beredar di aplikasi pesan instan pada Minggu (1/10/2017). Isinya adalah video berdurasi 38 detik dengan gambar yang cukup mengerikan.Ini adalah suasana di dekat Kabah di Masjidil Haram, Makkah, Arab Saudi. Ada ceceran darah bertebaran di lantai dan petugas yang berusaha membarikade supaya jamaah tidak mendekat.Pesan yang beredar menyebutkan itu adalah bom bunuh diri yang meledak di Kabah. Cukup mengerikan.</text:p>
          </table:table-cell>
          <table:table-cell office:value-type="string" calcext:value-type="string">
            <text:p>hoax</text:p>
          </table:table-cell>
          <table:table-cell office:value-type="string" calcext:value-type="string">
            <text:p><text:a xlink:href="https://news.detik.com/berita/d-3665918/ada-broadcast-bom-meledak-di-masjidil-haram-serius?_ga=2.216947795.459255216.1511882605-1244504564.1509511913" xlink:type="simple">https://news.detik.com/berita/d-3665918/ada-broadcast-bom-meledak-di-masjidil-haram-serius?_ga=2.216947795.459255216.1511882605-1244504564.1509511913</text:a></text:p>
          </table:table-cell>
          <table:table-cell table:number-columns-repeated="1020"/>
        </table:table-row>
        <table:table-row table:style-name="ro1">
          <table:table-cell office:value-type="string" calcext:value-type="string">
            <text:p>Ramai Broadcast Tawuran 2 Kelompok di Cililitan, Begini Faktanya</text:p>
          </table:table-cell>
          <table:table-cell office:value-type="string" calcext:value-type="string">
            <text:p>Broadcast tersebut menyebut tawuran yang terjadi di Jalan Raya Bogor arah Cililitan. Tawuran tersebut pun dikabarkan telah meluas lokasi peristiwanya. Di dalam pesan, pengguna jalan diminta berhati-hati. Ada dua pesan yang disebar. Berikut bunyi pesannya: Pesan kesatu: Kepada teman2 semua..hindari.jalan raya bogor arah.cililitan..bentrokan mulai melebar ke arah ..uki cawang dan kramat jati...😎 Hati2 yaa yg mau lewat arah Cililitan - Dewi Sartika lg ada tawuran antar warga (infonya warga ambon vs warga pribumi budi asih) Jangan lewat dewi sartika dulu ,, di karenakan korban sudah ada ,, dan tawuran akan berlanjut sampai malam.. Pesan kedua: Kepada teman2s.hindari.jalan raya bogor arah.cililitan..bentrokan mulai melebar ke arah ..uki cawang dan kramat jati...😎 Info yang melintasi jln celilitan hati hati " ada perang antara FBR sama AMBON</text:p>
          </table:table-cell>
          <table:table-cell office:value-type="string" calcext:value-type="string">
            <text:p>hoax</text:p>
          </table:table-cell>
          <table:table-cell office:value-type="string" calcext:value-type="string">
            <text:p><text:a xlink:href="https://news.detik.com/berita/d-3667221/ramai-broadcast-tawuran-2-kelompok-di-cililitan-begini-faktanya?_ga=2.216947795.459255216.1511882605-1244504564.1509511913" xlink:type="simple">https://news.detik.com/berita/d-3667221/ramai-broadcast-tawuran-2-kelompok-di-cililitan-begini-faktanya?_ga=2.216947795.459255216.1511882605-1244504564.1509511913</text:a></text:p>
          </table:table-cell>
          <table:table-cell table:number-columns-repeated="1020"/>
        </table:table-row>
        <table:table-row table:style-name="ro1">
          <table:table-cell office:value-type="string" calcext:value-type="string">
            <text:p>Beredar Broadcast CCTV di Jaksel Bisa Jadi Dasar Tilang, Benarkah?</text:p>
          </table:table-cell>
          <table:table-cell office:value-type="string" calcext:value-type="string">
            <text:p>Broadcast itu menyebutkan, ada empat titik di Jakarta Selatan yang menggunakan mode penilangan via CCTV. Dijelaskan dalam broadcast itu, CCTV bisa dipakai dengan mode zoom untuk mendapatkan detail nopol dan tindakan pelanggaran yang dilakukan pengendara. Berikut isi broadcast tersebut: INFO: Yangg melintas dijalanan KOTA Jakarta Selatan khususnya Radio Dalam : Besok selasa ada uji coba tilang e-CCTV. Berikut daftar Jl yang akan diuji coba antara lain: Jl. Mampang prapatan raya, Jl. Pasar minggu raya, Jl. Kalibata makam pahlawan, Jl.Lenteng agung. Berhenti di belakang garis Lampu TL. Hati hati dengan kecepatan ketika lampu TL sdh menyala warna kuning. Karena sensor CCTV akan me-ngezoom saat lampu kuning menyala. Mungkin jg dibeberapa wilayah atau tempat lain. Jangan lupa juga temen2 yg kerja atau perjlnn ke Kota Bintaro informasi mulai september 2017 akan dipasang puluhan CCTV di tmpt2 yg rawan pelanggaran Lalu Lintas sprti Traffic Light maupun tmpt lain. Tujuan pemasangan CCTV trsbt adl utk menangkap scra detail visual para pelanggar Lalin selanjutnya akan dilakukan penilangan secara elektronik dan dikirim surat krmh alamat sesuai Nopol bahkan CCTV tersebut dpt menangkap gambar wajah dan Nopol scra jelas. Khususnya rekan2 jika berhenti dilampu merah jangan melebihi Stop Line lbh baik ambil blkngnya Stop Line. Bahwa Pemkot Kota Jakarta Selatan akan menggandeng kerja sama Satlantas Polres Pesanggrahan, Kejaksaan Negeri , PN dan Dishub kota maupun instansi lain. Mari bersama -sama tertib Lalu Lintas di jalan dg Motto Keselamatan Sebagai Kebutuhan No 1. Aplikasi dilapangan akan segera di publikasikan. </text:p>
          </table:table-cell>
          <table:table-cell office:value-type="string" calcext:value-type="string">
            <text:p>hoax</text:p>
          </table:table-cell>
          <table:table-cell office:value-type="string" calcext:value-type="string">
            <text:p><text:a xlink:href="https://news.detik.com/berita/d-3649471/beredar-broadcast-cctv-di-jaksel-bisa-jadi-dasar-tilang-benarkah/3" xlink:type="simple">https://news.detik.com/berita/d-3649471/beredar-broadcast-cctv-di-jaksel-bisa-jadi-dasar-tilang-benarkah/3</text:a></text:p>
          </table:table-cell>
          <table:table-cell table:number-columns-repeated="1020"/>
        </table:table-row>
        <table:table-row table:style-name="ro1">
          <table:table-cell office:value-type="string" calcext:value-type="string">
            <text:p>Ada Broadcast Tilang E-CCTV akan Diterapkan di Depok, Benarkah?</text:p>
          </table:table-cell>
          <table:table-cell office:value-type="string" calcext:value-type="string">
            <text:p>Sebuah pesan berisi peringatan kepada pengguna jalan tersebar melalui broadcast di aplikasi pesan instan. Dalam pesan tersebut dikatakan Pemerintah Kota Depok akan memasang puluhan kamera closed-circuit television (CCTV) di jalan raya. CCTV itu akan dipasang di lokasi rawan pelanggaran lalu lintas. Lewat CCTV, gambar pelanggar lalu lintas akan ditangkap. Berikut ini isi broadcast pesan tersebut: INI BENER NGGA YA? Beredar BC ini. INFO: Yangg melintas dijalanan KOTA DEPOK : Besok senin depan ada uji coba tilang e-CCTV. Berikut daftar Jl yang akan diuji coba antara lain: Jl. Margonda, Jl. A. Rahman Hakim, Jl. Nusantara, Jl. Akses UI, Jl. Raya Bogor, Jl. Raya Sawangan, Jl. Raya Cimanggis. Berhenti di belakang garis Lampu TL. Hati hati dengan kecepatan ketika lampu TL sdh menyala warna kuning. Karena sensor CCTV akan me-ngezoom saat lampu kuning menyala. Mungkin jg dibeberapa wilayah atau tempat lain. Ojo lupa juga temen2 yg kerja atau perjlnn ke Kota DEPOK informasi mulai september 2017 akan dipasang puluhan CCTV di tmpt2 yg rawan pelanggaran Lalu Lintas sprti Traffic Light maupun tmpt lain. Tujuan pemasangan CCTV trsbt adl utk menangkap scra detail visual para pelanggar Lalin selanjutnya akan dilakukan penilangan secara elektronik dan dikirim surat krmh alamat sesuai Nopol bahkan CCTV tersebut dpt menangkap gambar wajah dan Nopol scra jelas. Khususnya rekan2 jika berhenti dilampu merah jangan melebihi Stop Line lbh baik ambil blkngnya Stop Line. Bahwa Pemkot Kota DEPOK akan menggandeng kerja sama Satlantas Polres Kota DEPOK, Kejaksaan Negeri , PN dan Dishub kota maupun instansi lain.Mari bersama -sama tertib Lalu Lintas di jalan dg Motto Keselamatan Sebagai Kebutuhan No 1.Aplikasi dilapangan akan segera di publikasikan.</text:p>
          </table:table-cell>
          <table:table-cell office:value-type="string" calcext:value-type="string">
            <text:p>hoax</text:p>
          </table:table-cell>
          <table:table-cell office:value-type="string" calcext:value-type="string">
            <text:p><text:a xlink:href="https://news.detik.com/berita/d-3637749/ada-broadcast-tilang-e-cctv-akan-diterapkan-di-depok-benarkah?_ga=2.216947795.459255216.1511882605-1244504564.1509511913" xlink:type="simple">https://news.detik.com/berita/d-3637749/ada-broadcast-tilang-e-cctv-akan-diterapkan-di-depok-benarkah?_ga=2.216947795.459255216.1511882605-1244504564.1509511913</text:a></text:p>
          </table:table-cell>
          <table:table-cell table:number-columns-repeated="1020"/>
        </table:table-row>
        <table:table-row table:style-name="ro1">
          <table:table-cell office:value-type="string" calcext:value-type="string">
            <text:p>Beredar Kabar Bendungan Katulampa Jebol, BPBD DKI: Itu Hoax</text:p>
          </table:table-cell>
          <table:table-cell office:value-type="string" calcext:value-type="string">
            <text:p>Jakarta - Beredar video di sosial media Twitter yang menyebutkan jebolnya Bendungan Katulampa. Akun yang menyebarkan video tersebut meminta warga DKI Jakarta berhati-hati. Video tersebut diposting pada Selasa (21/11) tengah malam sekitar pukul 00.04 WIB. Postingan itu kemudian di-retweet sekitar 26 kali. Terkait video tersebut, BPBD DKI Jakarta menegaskan Bendungan Katulampa tak jebol. Hanya saja memang debit air di bendungan tersebut sempat naik karena curah hujan yang tinggi. "Curah Hujan yang akhir akhir mengguyur wilayah Jakarta dan wilayah bogor memang sempat membuat debit air di Bendung Katulampa meningkat dan air kiriman dari hulu sempat menggenangi wilayah yang berada dibantaran sungai ciliwung beberapa waktu silam," kata BPBD DKI Jakarta dalam pernyataan tertulis yang diterima detikcom, Selasa (21/11/2017). "BPBD Provinsi DKI Jakarta memastikan bahwa berita tersebut adalah hoax," tegasnya. Menurut BPBD DKI Jakarta, tinggu muka air hari ini normal dan tidak mengalami kenaikan. Curah hujan di Bogor dan Jakarta juga masih 0 mm. BPBD DKI Jakarta pun mengimbau masyarakat agar tidak mudah percaya hoax dan memahami nama serta fungsi Bendungan Katulampa. "Banyak orang yang salah menyebutkan Bendung Katulampa dengan Bendungan Katulampa. Fungsi Bendung dan Bendungan jelaslah berbeda. Bendung sendiri merupakan air yang ditampung untuk dibagikan, sedangkan Bendungan merupakan air yang ditampung dan dipertahankan baik saat musim hujan maupun kemarau," imbau BPBD DKI Jakarta.Saat diperiksa detikcom sekitar pukul 17.15 WIB, Selasa (21/11), video tersebut telah dihapus. Selain itu juga pemilik aku telah meminta maaf soal hoax yang dia sampaikan. "Maap itu tadi hoax de!" kicaunya.</text:p>
          </table:table-cell>
          <table:table-cell office:value-type="string" calcext:value-type="string">
            <text:p>hoax</text:p>
          </table:table-cell>
          <table:table-cell office:value-type="string" calcext:value-type="string">
            <text:p><text:a xlink:href="https://news.detik.com/berita/d-3736531/beredar-kabar-bendungan-katulampa-jebol-bpbd-dki-itu-hoax?_ga=2.112079809.459255216.1511882605-1244504564.1509511913" xlink:type="simple">https://news.detik.com/berita/d-3736531/beredar-kabar-bendungan-katulampa-jebol-bpbd-dki-itu-hoax?_ga=2.112079809.459255216.1511882605-1244504564.1509511913</text:a></text:p>
          </table:table-cell>
          <table:table-cell table:number-columns-repeated="1020"/>
        </table:table-row>
        <table:table-row table:style-name="ro1">
          <table:table-cell office:value-type="string" calcext:value-type="string">
            <text:p>Heboh Kabar Makam Berdarah di Balikpapan, Ini Faktanya</text:p>
          </table:table-cell>
          <table:table-cell office:value-type="string" calcext:value-type="string">
            <text:p>Jakarta - Sebuah makam di Tempat Pemakaman Umum (TPU) Bukit Damai Sentosa Sungainangka, Balikpapan, Kalimantan Timur membuat geger warga. Di makam tersebut, keluar cairan yang diduga adalah darah. Benarkah? Dari sejumlah postingan di media sosial, terlihat makam itu mengeluarkan cairan merah seperti darah. Jenazah yang berada di makam tersebut baru saja dimakamkan pada 15 September 2017 lalu. Postingan yang viral di media sosial itu kemudian membuat banyak warga yang penasaran dan mendatangi lokasi tersebut. detikcom mengonfirmasi tentang kebenaran kabar tersebut. Paur Subbag Humas Polres Balikpapan, Iptu Tri Ikwan DJ menjelaskan, cairan yang keluar dari makam tersebut bukanlah darah. "Itu bukan darah karena tidak ada bau anyir atau amis. Merah bisa dari akar, gelembung. Bisa karena udara panas di tanah karena sebelumnya tidak ada hujan," ujar Tri dalam pesan kepada detikcom, Senin (9/10/2017). Hebohnya kabar tersebut membuat banyak warga yang berdatangan. Tri mengatakan pihak kepolisian beserta warga setempat telah menimbun cairan di makam tersebut dengan tanah. "Mulai minggu kemarin oleh Pak RT dan warga sekitar sudah ditimbun demi menjaga Kamtibmas. Karena motor parkir di jalan daripada terjadi hal yang tidak diinginkan," kata Tri. </text:p>
          </table:table-cell>
          <table:table-cell office:value-type="string" calcext:value-type="string">
            <text:p>hoax</text:p>
          </table:table-cell>
          <table:table-cell office:value-type="string" calcext:value-type="string">
            <text:p><text:a xlink:href="https://news.detik.com/berita/d-3675977/heboh-kabar-makam-berdarah-di-balikpapan-ini-faktanya?_ga=2.52262892.459255216.1511882605-1244504564.1509511913" xlink:type="simple">https://news.detik.com/berita/d-3675977/heboh-kabar-makam-berdarah-di-balikpapan-ini-faktanya?_ga=2.52262892.459255216.1511882605-1244504564.1509511913</text:a></text:p>
          </table:table-cell>
          <table:table-cell table:number-columns-repeated="1020"/>
        </table:table-row>
        <table:table-row table:style-name="ro1">
          <table:table-cell office:value-type="string" calcext:value-type="string">
            <text:p>Ramai Bocah Sebatang Kara Huni Gubuk Reyot di Karawang, Masa Sih?</text:p>
          </table:table-cell>
          <table:table-cell office:value-type="string" calcext:value-type="string">
            <text:p>Sejak awal Juli, warganet dibuat iba oleh cerita bocah sebatang kara di Karawang yang hidup sebatang kara. Dia telantar tanpa perhatian warga dan pemerintah. Saking menyedihkan, bocah yang tinggal di gubuk reyot itu disebut-sebut baru merasakan ketoprak untuk pertama kali dalam hidupnya. Bahkan katanya, saat Ramadan 2017, sebungkus nasi ia bagi dua. Separuh dimakan sahur, separuh lagi saat berbuka. Benarkah? Beberapa portal berita online turut menyebarkan informasi tersebut. Namun kisah ini berawal dari posting-an pengguna Facebook berinisial YR seperti berikut ini: AP (sengaja disebut inisial-red) 13thn Tinggal di dusun cibuaya IV, rt/rw 001/007 desa cibuaya, kecamatan.cibuaya, kabupaten karawang. Dia yatim, Yg sll bekerja keras, wlu seharusnya anak seusianya msh sklh Dan bermain. Namun dia Kini Tak sekolah lagi krn tdk ada biaya. Demi utk hidup Dan makan. AP rela bekerja nyuci piring,nyuci baju,nyetrika,jual kopi keliling dan ikut jadi kuli panggul di pasar. demi rupiah demi mengisi perut. Dulu dia tinggal bersama ibunya. Namun sdh 2 bln INI, ibunya pergi entah kemana. Dari keterangan tetangga , katanya ke Jakarta. Mgkn Untuk bekerja. Kini AP permana hidup sendiri di gubuk reotnya. Yg membuat hati Miris di kala puasa kemarin… setiap Hari sebungkus nasi dia bagi 2., separo Untuk sahur dan separo Untuk berbuka atau sebaliknya.Hari Raya lebaran pun dia lalui dgn sendirian di gubuk reotnya tanpa Ibu, sdg Yg lain berkumpul dgn keluarga. Terlebih lg dia mengatakan seumur hidup nya baru pertama kali makan ketoprak, ketika ada seseorang membelikan. Yang ternyata pernah terbesit di hati nya bagaimana rasanya ketoprak.Ya allah… bersyukurlah kita dengan keadaan kita. Karena di luar sana masih bnyak saudara2 kita yang begitu kekurangan. Sosok anak laki" yatim Yg Kini hidup sendiri di gubuk reotnya tanpa ibu nya mengajarkan kita akan kesabaran,keperihatinan juga ke ilkhlasan. dia tinggal di gubuk yang separo sudah roboh. Subhanallah..… Yg semangat le.... sabar , sehat Dan ikhlas, SMG ada Yg peduli, Dan membantu agar engkau bisa tinggal di Rumah Yg layak, terlebih lg ibumu segera ada kbr Dan bisa bersama lagi....amin yarroball alamin."</text:p>
          </table:table-cell>
          <table:table-cell office:value-type="string" calcext:value-type="string">
            <text:p>hoax</text:p>
          </table:table-cell>
          <table:table-cell office:value-type="string" calcext:value-type="string">
            <text:p><text:a xlink:href="https://news.detik.com/berita/d-3575096/ramai-bocah-sebatang-kara-huni-gubuk-reyot-di-karawang-masa-sih?_ga=2.217412563.459255216.1511882605-1244504564" xlink:type="simple">https://news.detik.com/berita/d-3575096/ramai-bocah-sebatang-kara-huni-gubuk-reyot-di-karawang-masa-sih?_ga=2.217412563.459255216.1511882605-1244504564</text:a>.1509511913</text:p>
          </table:table-cell>
          <table:table-cell table:number-columns-repeated="1020"/>
        </table:table-row>
        <table:table-row table:style-name="ro1">
          <table:table-cell office:value-type="string" calcext:value-type="string">
            <text:p>Tentang Postingan di Medsos PT DI Dijual ke China</text:p>
          </table:table-cell>
          <table:table-cell office:value-type="string" calcext:value-type="string">
            <text:p>Beredar broadcast di Facebook, Twitter, dan grup WhatsApp. Berikut ini isinya: Telah berpindah tangan satu lagi BUMN strategis yang dibangun oleh Alm Soeharto dan Prof DR Ing BJ Habibie... Dengan ditandatanganinya pelunasan pembayaran dari pemerintah Cina kepada pemerintah Indonesia pada awal April 2017 oleh Presiden Joko Widodo (disetujui dan ditandatangani oleh Ketua KPK, ketua DPR RI dan ketua dewan pertimbangan presiden) maka secara resmi kepemilikan PT Dirgantara Indonesia/PTDI dh. IPTN NURTANIO berpindah tangan menjadi milik pemerintah Tjina. Dengan demikian, untuk selanjutnya, seluruh pesawat dan komponen hasil produksi akan berlabel Made in Cina.</text:p>
          </table:table-cell>
          <table:table-cell office:value-type="string" calcext:value-type="string">
            <text:p>hoax</text:p>
          </table:table-cell>
          <table:table-cell office:value-type="string" calcext:value-type="string">
            <text:p><text:a xlink:href="https://news.detik.com/berita/d-3487497/tentang-postingan-di-medsos-pt-di-dijual-ke-china?_ga=2.20397693.459255216.1511882605-1244504564.1509511913" xlink:type="simple">https://news.detik.com/berita/d-3487497/tentang-postingan-di-medsos-pt-di-dijual-ke-china?_ga=2.20397693.459255216.1511882605-1244504564.1509511913</text:a></text:p>
          </table:table-cell>
          <table:table-cell table:number-columns-repeated="1020"/>
        </table:table-row>
        <table:table-row table:style-name="ro1">
          <table:table-cell office:value-type="string" calcext:value-type="string">
            <text:p>Broadcast Hoax Polisi Minta Karangan Bunga Dikirim ke Mabes Polri</text:p>
          </table:table-cell>
          <table:table-cell office:value-type="string" calcext:value-type="string">
            <text:p>Pesan itu tersebar di beberapa waktu terakhir. Menyebar di grup WhatsApp satu ke yang lainnya. Dalam pesan itu disebutkan, Kombes Chrisnanda Dwi Laksana meminta agar masyarakat pada rentang tanggal sebelum 9 Mei mengirim bunga ke kantor polisi dan Mabes Polri. Kata-kata dalam rangkaian bunga tersebut antara lain 'NKRI Harga Mati, Amalkan Pancasila sampai Bhinneka Tunggal Ika'. Si pembuat pesan juga mengaitkan isi tulisan dalam karangan bunga dengan Gubernur DKI Basuki T Purnama.</text:p>
          </table:table-cell>
          <table:table-cell office:value-type="string" calcext:value-type="string">
            <text:p>hoax</text:p>
          </table:table-cell>
          <table:table-cell office:value-type="string" calcext:value-type="string">
            <text:p><text:a xlink:href="https://news.detik.com/berita/d-3491654/broadcast-hoax-polisi-minta-karangan-bunga-dikirim-ke-mabes-polri?_ga=2.20397693.459255216.1511882605-1244504564.1509511913" xlink:type="simple">https://news.detik.com/berita/d-3491654/broadcast-hoax-polisi-minta-karangan-bunga-dikirim-ke-mabes-polri?_ga=2.20397693.459255216.1511882605-1244504564.1509511913</text:a></text:p>
          </table:table-cell>
          <table:table-cell table:number-columns-repeated="1020"/>
        </table:table-row>
        <table:table-row table:style-name="ro1">
          <table:table-cell table:style-name="Default" office:value-type="string" calcext:value-type="string">
            <text:p>Admin @setkabgoid Diganti karena Salah Kutip Pernyataan Jokowi</text:p>
          </table:table-cell>
          <table:table-cell office:value-type="string" calcext:value-type="string">
            <text:p>Jakarta - Akun Twitter resmi Sekretariat Kabinet sempat mencuit pernyataan Presiden Joko Widodo terkait Nahdlatul Ulama. Cuitan itu menyatakan Jokowi meminta NU menindak ormas radikal. "Kita sudah minta pada jajaran NU agar tegas pada aliran radikal &amp; intoleran, apa pun organisasinya - Presiden @Jokowi," tulis akun @setkabgoid, yang kini sudah dihapus. Menurut Seskab Pramono Anung, administrator (admin) akun Twitter tersebut salah mengutip pernyataan Jokowi. "Jadi ada kesalahan yang dilakukan oleh admin," kata Pramono di Istana Bogor, Kota Bogor, Jawa Barat, Selasa (28/11/2017). Pramono menyatakan admin tersebut tak membaca pernyataan Jokowi secara menyeluruh. Akibatnya, ada kesalahan konteks yang ditulis. "Apa yang disampaikan oleh Presiden kan bukan ditujukan ke NU, tapi ditujukan ke jajaran pemerintah untuk bersikap tegas, bertindak tegas, terhadap aksi intoleransi dan radikalisme. Dikutip salah oleh adminnya dan langsung saya ganti, ya," tutur Pramono. </text:p>
          </table:table-cell>
          <table:table-cell office:value-type="string" calcext:value-type="string">
            <text:p>fact</text:p>
          </table:table-cell>
          <table:table-cell table:style-name="Default" office:value-type="string" calcext:value-type="string">
            <text:p>https://news.detik.com/berita/d-3747362/admin-setkabgoid-diganti-karena-salah-kutip-pernyataan-jokowi</text:p>
          </table:table-cell>
          <table:table-cell table:number-columns-repeated="1020"/>
        </table:table-row>
        <table:table-row table:style-name="ro1">
          <table:table-cell table:style-name="ce2" office:value-type="string" calcext:value-type="string">
            <text:p>Basarnas 'Angkut' 52 Warga Gunung Agung yang Ogah Dievakuasi</text:p>
          </table:table-cell>
          <table:table-cell office:value-type="string" calcext:value-type="string">
            <text:p>Jakarta - Basarnas telah mengevakuasi 52 warga sekitar kawasan Gunung Agung yang sempat menolak dievakuasi ke pengungsian. Kini mereka telah berada di pengungsian. "Hari ini telah mengevakuasi 52 orang dari kawasan rawan bencana (KRB) II dan III," kata Direktur Operasional dan Latihan Basarnas Brigjen TNI (Mar) Ivan Ahmad Rizki Titus, Selasa (28/11/2017). Ivan memaparkan hal tersebut di hadapan Menko Kemaritiman Luhut Binsar Pandjaitan melalui video conference di ruang Command Center Kemenhub, Jalan Medan Merdeka Barat, Jakarta Pusat.Ia menambahkan, saat ini 52 warga itu sudah diungsikan ke pos yang ditentukan. Sebagai langkah antisipasi proses evakuasi, Basarnas juga menyiapkan kendaraan dan baju tahan api. Saat ini sudah ada 200 anggota Basarnas yang bersiaga di Kecamatan Rendang, Karangasem, Bali. Selain di Denpasar, Ivan akan mengerahkan anggotanya dari kantor SAR Mataram untuk memperkuat di kawasan Kecamatan Rendang. Sebelumnya, Gubernur Bali I Made Mangku Pastika mengatakan saat ini ribuan warganya mengungsi terkait erupsi Gunung Agung. Dia pun berbicara soal berbagai kebutuhan di lokasi. "Kalau pengungsi sampai 70 ribu orang, kami memerlukan dukungan logistik beras 25 ton per hari, uang lauk-pauk Rp 10 ribu per kepala per hari. Kalau 70 ribu orang, berarti Rp 700 juta per hari," ujar Pastika. </text:p>
          </table:table-cell>
          <table:table-cell office:value-type="string" calcext:value-type="string">
            <text:p>fact</text:p>
          </table:table-cell>
          <table:table-cell table:style-name="Default" office:value-type="string" calcext:value-type="string">
            <text:p>https://news.detik.com/berita/d-3747340/basarnas-angkut-52-warga-gunung-agung-yang-ogah-dievakuasi</text:p>
          </table:table-cell>
          <table:table-cell table:number-columns-repeated="1020"/>
        </table:table-row>
        <table:table-row table:style-name="ro1">
          <table:table-cell table:style-name="Default" office:value-type="string" calcext:value-type="string">
            <text:p>Sisir Zona Rawan Gunung Agung| TNI Temukan Warga yang Bertahan</text:p>
          </table:table-cell>
          <table:table-cell office:value-type="string" calcext:value-type="string">
            <text:p>Karangasem - TNI AD di bawah pasukan Kodim 1623 Karangasem menyisir lokasi wilayah rawan bencana erupsi tertinggi di kawasan sekitar Gunung Agung. Penyisiran ini dilakukan menyusul laporan Pusat Vulkanologi Mitigasi Bencana Geologi (PVMBG) bahwa terjadi tremor pada pukul 13.20 Wita. "Kondisi memang saat ini mengkhawatirkan. Akhirnya kita lakukan penyisiran di zona merah. Mereka diharapkan langsung mengungsi," ujar Komandan Kodim 1623 Karangasem Letkol (Inf) Benny Rahadian kepada detikcom, di Posko Siaga Darurat Erupsi Gunung Agung, Tanah Ampo, Karangasem, Bali, Selasa (28/11/2017). Menurut Benny, penyisiran dilakukan hingga pukul 18.00 Wita. Pasukan kemudian ditarik lantaran kondisi cuaca yang tidak memungkinkan. "Kondisi hujan dan semakin gelap. Makanya kita tarik demi keselamatan personel kami," ujarnya. Diakui Benny, hingga saat ini diprediksi masih banyak warga yang bertahan di zona merah. Kebanyakan warga di sekitar zona merah tersebut bertahan karena enggan meninggalkan rumah dan ternaknya. "Sudah meningkat untuk pengungsi manusia. Ada saja yang bandel tidak mau turun. Mereka masih memikirkan rumah dan ternak hewan mereka," tambah Benny. Data terakhir dari Satgas Siaga Darurat Erupsi Gunung Agung hingga pukul 17.00 Wita, tercatat 29.023 penduduk mengungsi di zona aman. Para pengungsi yang diwajibkan keluar tersebut berada di lokasi zona 8-10 kilometer dari puncak gunung. "Makanya saya tidak akan bisa tidur nyenyak jika belum 50 ribu orang turun untuk mengungsi. Karena prediksi kami masih ada banyak orang yang belum mengungsi," tambahnya. </text:p>
          </table:table-cell>
          <table:table-cell office:value-type="string" calcext:value-type="string">
            <text:p>fact</text:p>
          </table:table-cell>
          <table:table-cell table:style-name="Default" office:value-type="string" calcext:value-type="string">
            <text:p>https://news.detik.com/berita/d-3747353/sisir-zona-rawan-gunung-agung-tni-temukan-warga-yang-bertahan</text:p>
          </table:table-cell>
          <table:table-cell table:number-columns-repeated="1020"/>
        </table:table-row>
        <table:table-row table:style-name="ro1">
          <table:table-cell table:style-name="Default" office:value-type="string" calcext:value-type="string">
            <text:p>Airlangga Jadi Caketum Golkar| Seskab: Presiden Tak akan Intervensi</text:p>
          </table:table-cell>
          <table:table-cell office:value-type="string" calcext:value-type="string">
            <text:p>Jakarta - Menteri Perindustrian Airlangga Hartarto telah meminta izin dan mengaku dibolehkan oleh Presiden Jokowi untuk jadi calon Ketum Golkar. Sekretaris Kabinet Pramono Anung lalu menegaskan pemerintah tak akan mengintervensi urusan Golkar."Presiden dan kami semua pemerintah sangat menghargai apa pun yang nanti diputuskan Golkar. Jadi kita tidak akan mengintervensi itu," kata Pramono di Istana Bogor, Kota Bogor, Jawa Barat, Selasa (28/11/2017). Wacana Musyawarah Nasional Luar Biasa (Munaslub) Golkar menguat menyusul ketua umum mereka, Setya Novanto, ditahan KPK. Ada kemungkinan munaslub itu digelar pada Desember 2017. Airlangga Hartarto disebut-sebut sebagai calon kuat untuk menjadi Ketum Golkar. Bahkan sampai ada opsi aklamasi untuk Airlangga. Sebelumnya, Airlangga menyatakan telah mendapat izin dari Jokowi. Namun dia tak menyebutkan apakah pencalonan ini akan berkaitan dengan posisinya sebagai menteri. "Saya minta izin dibolehkan untuk ikut, karena saya kan pembantu beliau. Jadi saya minta izin. Harus lebih baik," kata Airlangga di Hotel Borobudur, Sawah Besar, Jakarta Pusat, Senin (27/11). </text:p>
          </table:table-cell>
          <table:table-cell office:value-type="string" calcext:value-type="string">
            <text:p>fact</text:p>
          </table:table-cell>
          <table:table-cell table:style-name="Default" office:value-type="string" calcext:value-type="string">
            <text:p>https://news.detik.com/berita/d-3747364/airlangga-jadi-caketum-golkar-seskab-presiden-tak-akan-intervensi</text:p>
          </table:table-cell>
          <table:table-cell table:number-columns-repeated="1020"/>
        </table:table-row>
        <table:table-row table:style-name="ro1">
          <table:table-cell table:style-name="Default" office:value-type="string" calcext:value-type="string">
            <text:p>Ahmad Dhani Jadi Tersangka| Pengacara: Harusnya Dapat Perlindungan</text:p>
          </table:table-cell>
          <table:table-cell office:value-type="string" calcext:value-type="string">
            <text:p>Jakarta - Kuasa hukum Ahmad Dhani, Ali Lubis, menilai cuitan kliennya di Twitter merupakan bagian dari kebebasan berpendapat. Ali mengatakan Dhani seharusnya mendapat perlindungan dalam menggunakan haknya tersebut. "Seharusnya beliau (Ahmad Dhani) mendapat perlindungan dalam menggunakan hak kebebasan berpendapat sesuai dengan konstitusi RI," kata Ali dalam keterangannya, Selasa (28/11/2017). Ali juga menjelaskan cuitan Dhani di Twitter itu belum memenuhi unsur pidana seperti yang disangkakan oleh polisi. Sebab, menurut Ali, cuitan itu tak menyebut suku, ras, agama, dan antargolongan. "Berdasarkan hasil kajian hukum kami, ternyata isi dari tweet tersebut masih bersifat normatif dan belum memenuhi unsur pelanggaran/pidana sesuai dengan UU ITE Pasal 28 ayat 2, karena isi tweet tersebut tidak menyebut suku ras, agama, dan antargolongan, terlebih nama seseorang," jelasnya. Karena itu, Ali menuturkan, pihaknya akan menyiapkan sejumlah langkah hukum untuk membebaskan Dhani dari sangkaan kasus ujaran kebencian tersebut. "Terkait pembelaan hukum, kami akan maksimal dalam melakukan pembelaan. Sebab, kami bukan hanya untuk melindungi Ahmad Dhani, akan tetapi juga dalam konteks luas, yakni menyelamatkan demokrasi Indonesia," tuturnya. Polres Jakarta Selatan sebelumnya menetapkan Ahmad Dhani sebagai tersangka dalam kasus ujaran kebencian lewat cuitan sarkastis. Penetapan status tersangka ini dilakukan setelah penyidik melakukan gelar perkara pada 23 November. Polisi juga berencana memeriksa Dhani pada Kamis (30/11). Ini pertama kalinya Dhani diperiksa sebagai tersangka. "Kita sudah kirim surat panggilan untuk hari Kamis," ujar Kapolres Jaksel Kombes Iwan Kurniawan saat dihubungi detikcom, Selasa (28/11/2017). </text:p>
          </table:table-cell>
          <table:table-cell office:value-type="string" calcext:value-type="string">
            <text:p>fact</text:p>
          </table:table-cell>
          <table:table-cell table:style-name="Default" office:value-type="string" calcext:value-type="string">
            <text:p>https://news.detik.com/berita/d-3747352/ahmad-dhani-jadi-tersangka-pengacara-harusnya-dapat-perlindungan</text:p>
          </table:table-cell>
          <table:table-cell table:number-columns-repeated="1020"/>
        </table:table-row>
        <table:table-row table:style-name="ro1">
          <table:table-cell table:style-name="Default" office:value-type="string" calcext:value-type="string">
            <text:p>Sandiaga Tugaskan Kepala BPKD DKI Atur Pertemuan dengan BPK</text:p>
          </table:table-cell>
          <table:table-cell office:value-type="string" calcext:value-type="string">
            <text:p>Jakarta - Wakil Gubernur DKI Jakarta Sandiaga Uno sudah meminta Kepala Badan Pengelola Keuangan Daerah (BPKD) Michael Rolandi mengatur pertemuan dengan Badan Pemeriksa Keuangan. Pertemuan itu akan digelar untuk membahas aset Pemprov DKI Jakarta senilai Rp 10 triliun yang tak jelas asal-muasalnya. "Jadi memang harus duduk sama-sama dengan BPK. Saya sudah perintahkan Pak Michael sih mengatur pertemuan," kata Sandiaga saat dihubungi detikcom, Selasa (28/11/2017). Sandiaga mengatakan beberapa aset yang dinyatakan oleh BPK bermasalah itu berasal dari pengembang reklamasi Pantai Utara Jakarta. Aset yang dimaksud merupakan tambahan kontribusi pengembang. Wagub yang diusung Partai Gerindra dan PKS itu meyakini ada perbedaan persepsi antara Pemprov DKI dan BPK. Karena itu, Sandiaga mengatakan harus ada diskusi lebih mendalam dengan BPK. "Jadi jangan sampai diakui menjadi aset oleh BPK tapi belum diakui aset oleh DKI, karena kewajibannya belum timbul. Nah, itu yang harus didudukin antara kami sama BPK untuk memastikan persepsi yang sama tentang klasifikasi aset yang timbul berdasarkan kewajiban pengembang," papar Sandiaga. "Iya, termasuk itu, semua nyampur. Kopi susu itu. Jadi kita mesti sortir satu-satu," imbuhnya. BPK memberikan opini wajar dengan pengecualian (WDP) terhadap laporan keuangan Pemprov DKI Jakarta 2016. Salah satu penyebabnya adalah aset-aset yang tidak masuk dalam APBD, termasuk aset dari pengembang reklamasi. </text:p>
          </table:table-cell>
          <table:table-cell office:value-type="string" calcext:value-type="string">
            <text:p>fact</text:p>
          </table:table-cell>
          <table:table-cell table:style-name="Default" office:value-type="string" calcext:value-type="string">
            <text:p>https://news.detik.com/berita/d-3747341/sandiaga-tugaskan-kepala-bpkd-dki-atur-pertemuan-dengan-bpk</text:p>
          </table:table-cell>
          <table:table-cell table:number-columns-repeated="1020"/>
        </table:table-row>
        <table:table-row table:style-name="ro2">
          <table:table-cell table:style-name="Default" office:value-type="string" calcext:value-type="string">
            <text:p>Ini Mobil Listrik yang akan Dijajal Jokowi Saat Peresmian Tol Sumo</text:p>
          </table:table-cell>
          <table:table-cell table:style-name="Default" office:value-type="string" calcext:value-type="string">
            <text:p>Jakarta - Presiden Joko Widodo direncanakan akan menjajal mobil listrik saat peresmian Tol Surabaya-Mojokerto (Sumo) seksi 1B, II, dan III. Mobil listrik yang akan dijajal Jokowi merupakan karya mahasiswa Insitut Teknologi Sepuluh Nopember (ITS) Surabaya. Meski Presiden Jokowi hanya mengungkapkan keinginannya menjajal mobil listrik, namun setidaknya ada lima produk dari Pusat Unggulan Iptek Sistem dan Kontrol Otomotif (PUI SKO) ITS yang akan diperlihatkan pada peresmian tol Sumo nanti. Produk-produk tersebut adalah satu unit mobil listrik Ezzy II, satu unit supercar Lowo Ireng, dua unit motor listrik Gesits, serta satu unit bus bertenaga surya dan listrik."Presiden Jokowi rencananya akan menjajal naik mobil listrik Ezzy II ini saat peresmian Tol Sumo besok," tutur Dr Muhammad Nur Yuniarto ST, Direktur PUI SKO ITS dalam rilis yang diterima detikcom, Senin (18/12/2017). Mobil listrik Ezzy II sendiri merupakan generasi kedua pengembangan dari mobil listrik Ezzy I yang telah dirintis terlebih pada tahun 2013 lalu. Mobil listrik Ezzy II memiliki spesifikasi yang jauh lebih baik dari generasi sebelumnya. Mobil listrik Ezzy II menggunakan tenaga baterai sebesar 20 kWh dengan kemampuan jarak tempuh 130 km. Selain itu, mobil ini bisa melaju dengan kecepatan maksimum 180 km per jam dengan pendistribusian berat yang jauh lebih stabil. Sejumlah persiapan pun telah dilalui tim dari PUI SKO ITS untuk memberikan performansi terbaik untuk bisa dijajal presiden nantinya. "Mobil dan motor yang akan ditunjukkan ke Pak Presiden ini telah diuji coba selama dua malam terakhir ini dan sekarang telah siap untuk digunakan saat peresmian Tol Sumo," jelas Ayuning Fitri Desanti, salah satu teknisi mobil listrik ITS. Selain dilakukan pengecekan mesin dan uji coba kelayakan jalan, kendaraan-kendaraan tersebut juga harus dibersihkan lebih dahulu. Teknisi juga mengisi ulang energinya hingga penuh agar terlihat prima saat ditunjukkan di hadapan Jokowi. Dengan adanya ketertarikan Presiden Jokowi melihat dan menjajal langsung mobil listrik produk ITS, Nur mengatakan pihaknya ingin melihat seberapa besar keseriusan pemerintah nantinya dalam mengembangkan mobil listrik karya anak bangsa ke depannya. Pasalnya, sejauh ini baru motor listrik Gesits yang sudah mulai menemukan titik terang rencana produksi massal. Sementara mobil listrik belum mendapat perhatian yang serius. "Lewat kesempatan ini, kami ingin melihat keseriusan pemerintah dalam mengembangkan mobil listrik di Indonesia," ujar alumnus doctoral dari The University of Manchester Institute of Science and Technology (UMIST), England ini.</text:p>
          </table:table-cell>
          <table:table-cell table:style-name="Default" office:value-type="string" calcext:value-type="string">
            <text:p>fact</text:p>
          </table:table-cell>
          <table:table-cell table:style-name="Default" office:value-type="string" calcext:value-type="string">
            <text:p><text:a xlink:href="https://news.detik.com/berita/d-3775701/ini-mobil-listrik-yang-akan-dijajal-jokowi-saat-peresmian-tol-sumo" xlink:type="simple">https://news.detik.com/berita/d-3775701/ini-mobil-listrik-yang-akan-dijajal-jokowi-saat-peresmian-tol-sumo</text:a></text:p>
          </table:table-cell>
          <table:table-cell table:number-columns-repeated="1020"/>
        </table:table-row>
        <table:table-row table:style-name="ro1">
          <table:table-cell table:style-name="Default" office:value-type="string" calcext:value-type="string">
            <text:p>Ical: Golkar Hebat| Mau Ribut-ribut Nanti Bersatu Lagi</text:p>
          </table:table-cell>
          <table:table-cell table:style-name="Default" office:value-type="string" calcext:value-type="string">
            <text:p>Jakarta - Ketua Dewan Pembina Golkar Aburizal Bakrie (Ical) melontarkan pujian terhadap partainya. Menurutnya, Golkar adalah partai solid meski sempat bergejolak. "Golkar tuh paling hebatlah. Mau ribut-ribut nanti juga bersatu lagi. Itu namanya Golkar," ujar Ical di JCC Senayan, Jakarta, Senin (18/12/2017). Ical memaparkan filosofi Golkar yang berlogo pohon beringin. Ia menilai Golkar tetap kokoh sampai saat ini dan solid mendukung Airlangga Hartarto sebagai ketum. "Akarnya kuat ke bawah. Begitu angin tertiup, ada beberapa helai daun jatuh, pohonnya tetap kokoh," terang Ical. Presiden Joko Widodo (Jokowi) sebelumnya menyebut Golkar harus solid. Jokowi mengatakan masih banyak pembangunan negeri yang perlu dilakukan bersama-sama. "Masih banyak pekerjaan yang perlu kita lakukan bersama-sama, berkarya untuk mewujudkan Indonesia-sentris. Oleh karena itu, Partai Golkar harus solid, harus utuh," ucap Jokowi dalam sambutannya di Munaslub Golkar.</text:p>
          </table:table-cell>
          <table:table-cell table:style-name="Default" office:value-type="string" calcext:value-type="string">
            <text:p>fact</text:p>
          </table:table-cell>
          <table:table-cell table:style-name="Default" office:value-type="string" calcext:value-type="string">
            <text:p>https://news.detik.com/berita/d-3775699/ical-golkar-hebat-mau-ribut-ribut-nanti-bersatu-lagi</text:p>
          </table:table-cell>
          <table:table-cell table:number-columns-repeated="1020"/>
        </table:table-row>
        <table:table-row table:style-name="ro1">
          <table:table-cell table:style-name="Default" office:value-type="string" calcext:value-type="string">
            <text:p>Paparkan Hasil Kajian Kelistrikan| KPK Minta PLN Perbaiki 5 Hal Ini</text:p>
          </table:table-cell>
          <table:table-cell table:style-name="Default" office:value-type="string" calcext:value-type="string">
            <text:p>Jakarta - KPK menyebut ada efisiensi tata kelola kelistrikan yang belum diterapkan PLN. Ada 5 poin yang disampaikan KPK kepada Direktur Utama PT PLN Sofyan Basir dan harus segera ditindaklanjuti. "Dalam kajian ini, KPK memaparkan 5 poin analisis: minimnya kendali dalam penyediaan energi primer jangka panjang, kurangnya integritas perencanaan kapasitas listrik menimbulkan inefisiensi. Belum seragamnya tata kelola di masing-masing regional, belum optimalnya pengelolaan pembangkit existing, dan pengelolaan suplai yang tidak sesuai optimasi akibat dari ketidakselarasan penyelesaian proyek pembangkit dan transmisi," ujar Kabiro Humas KPK Febri Diansyah kepada wartawan, Senin (18/12/2017). Menurut Febri, KPK serius menangani kajian ini. Hal ini ditunjukkan dengan kehadiran 5 pimpinan KPK ikut dalam paparan kepada Sofyan dan jajaran PLN dari beberapa regional. Kajian itu harus ditanggapi PLN dengan perbaikan. Misalnya, proaktif mengamankan suplai energi menggunakan skema pembelian energi primer terkendali. PLN juga diminta merevisi kontrak jual-beli listrik dan memperbaiki model kontrak Take or Pay (TOP). "Untuk menyeragamkan tata kelola, PLN direkomendasikan untuk menerapkan satu best practice di suatu regional untuk diterapkan di seluruh regional," sambung dia. Terakhir, beberapa aspek juga disebut Febri perlu diperbaiki pengelolaannya, antara lain audit pembangkit, monitoring proyek, mitigasi fraud dalam proyek, dan Better Operation &amp; Maintenance (O&amp;M) Practice. Hasil rekomendasi ini akan dipantau terus oleh KPK. Nantinya progres perbaikan akan diminta lewat laporan berkala dari PLN. "Untuk tindak lanjut, PLN diminta menyampaikan rencana aksi kepada KPK paling lambat pekan kedua Januari 2018. Penyampaian kemudian harus disertai dengan penyampaian pelaksanaan rencana aksi secara berkala setiap 3 bulan beserta kendala yang dihadapi dan rencana aksi berikutnya," terang Febri.</text:p>
          </table:table-cell>
          <table:table-cell table:style-name="Default" office:value-type="string" calcext:value-type="string">
            <text:p>fact</text:p>
          </table:table-cell>
          <table:table-cell table:style-name="Default" office:value-type="string" calcext:value-type="string">
            <text:p>https://news.detik.com/berita/d-3775697/paparkan-hasil-kajian-kelistrikan-kpk-minta-pln-perbaiki-5-hal-ini</text:p>
          </table:table-cell>
          <table:table-cell table:number-columns-repeated="1020"/>
        </table:table-row>
        <table:table-row table:style-name="ro1">
          <table:table-cell table:style-name="Default" office:value-type="string" calcext:value-type="string">
            <text:p>Paspampres Sempat Larang Ketua Golkar Sultra Masuk Arena Munaslub</text:p>
          </table:table-cell>
          <table:table-cell table:style-name="Default" office:value-type="string" calcext:value-type="string">
            <text:p>Jakarta - Ada kejadian menarik saat pembukaan Munaslub Golkar malam ini. Ketua DPD I Golkar Sultra Ridwan Bae sempat tak diperbolehkan masuk ke arena munaslub oleh Paspampres. Mengapa? "Iya, saya sempat tak boleh masuk karena tak punya ID. Tapi akhirnya boleh dan lolos," ujar Ridwan setelah menghadiri munaslub di JCC Senayan, Jakarta, Senin (18/12/2017). Untuk masuk ke arena munaslub, memang diharuskan memiliki kartu pengenal khusus. Apalagi pembukaan munaslub dihadiri Presiden Joko Widodo dan pengamanannya diperketat oleh Paspampres. Lantas, bagaimana akhirnya Ridwan bisa masuk ke arena munaslub? "Saya masuk ditanyakan sama Paspampres. Sesudah ditanyakan, ya sudah, tapi setelah saya nego, kami dari Sultra laporkan, ya sudah melipir ke kanan dan masuk," jawab Ridwan. Ridwan menghormati hal tersebut karena merupakan standar protokoler kepresidenan. Ia mengaku kartu identitasnya belum tercetak. "ID itu belum terekam saya punya. Jadi belum dibuatkan gitu," ungkap Ridwan. </text:p>
          </table:table-cell>
          <table:table-cell table:style-name="Default" office:value-type="string" calcext:value-type="string">
            <text:p>fact</text:p>
          </table:table-cell>
          <table:table-cell table:style-name="Default" office:value-type="string" calcext:value-type="string">
            <text:p>https://news.detik.com/berita/d-3775694/paspampres-sempat-larang-ketua-golkar-sultra-masuk-arena-munaslub</text:p>
          </table:table-cell>
          <table:table-cell table:number-columns-repeated="1020"/>
        </table:table-row>
        <table:table-row table:style-name="ro1">
          <table:table-cell table:style-name="Default" office:value-type="string" calcext:value-type="string">
            <text:p>Harus Member| Pembeli Sabu Diskotek MG Wajib Bayar Rp 600 Ribu</text:p>
          </table:table-cell>
          <table:table-cell table:style-name="Default" office:value-type="string" calcext:value-type="string">
            <text:p>Jakarta - Badan Narkotika Nasional (BNN) menengarai laboratorium sabu liquid di Diskotek MG Club Internasional sudah berlangsung tahunan. Bagaimana modus operandi penjualan sabu liquid di diskotek tersebut? Deputi Penindakan BNN Arman Depari menjelaskan pembeli sabu liquid di diskotek tersebut haruslah terdaftar sebagai member. "Pembeli adalah tamu diskotek yang memiliki kartu anggota yang berlaku enam bulan. Setiap pembuatan kartu dan perpanjangan harus membayar Rp 600 ribu," kata Arman dalam keterangannya kepada detikcom, Senin (18/12/2017). Arman mengatakan setiap pengunjung yang ingin membeli sabu liquid di diskotek tersebut harus memperlihatkan kartu keanggotaan kepada kapten. Selanjutnya, kapten akan meminta kurir menyiapkan sabu liquid tersebut. "Selanjutnya kurir mengontak penghubung dan penghubung meminta narkoba ke lantai 4 yang menjadi tempat penyimpanan dan produksi," lanjutnya. Nantinya, penghubung akan menyerahkan pesanan tersebut kepada kurir serta meminta uang sesuai harga. Selanjutnya, kurir menyerahkan barang tersebut kepada tamu/pembeli. "Dia jual harga Rp 400 ribu per botol," ujar Arman. Dalam kasus ini, BNN menetapkan lima tersangka. Kelimanya adalah FD yang berperan sebagai kapten, DM berperan sebagai penghubung dan WA selaku pengawas. Sedangkan tersangka FER berperan sebagai penyedia dan MK sebagai kurir. </text:p>
          </table:table-cell>
          <table:table-cell table:style-name="Default" office:value-type="string" calcext:value-type="string">
            <text:p>fact</text:p>
          </table:table-cell>
          <table:table-cell table:style-name="Default" office:value-type="string" calcext:value-type="string">
            <text:p>https://news.detik.com/berita/d-3775692/harus-member-pembeli-sabu-diskotek-mg-wajib-bayar-rp-600-ribu</text:p>
          </table:table-cell>
          <table:table-cell table:number-columns-repeated="1020"/>
        </table:table-row>
        <table:table-row table:style-name="ro1">
          <table:table-cell table:style-name="Default" office:value-type="string" calcext:value-type="string">
            <text:p>Ini Peran 5 Tersangka Lab Sabu Liquid di Diskotek MG</text:p>
          </table:table-cell>
          <table:table-cell table:style-name="Default" office:value-type="string" calcext:value-type="string">
            <text:p>Jakarta - Badan Narkotika Nasional (BNN) menetapkan lima orang tersangka terkait laboratorium sabu liquid di Diskotek MG Club Internasional. Kelima tersangka memiliki peran berbeda mulai dari kapten hingga kurir. "Lima orang telah ditetapkan sebagai tersangka yaitu FD, DM, WA, FER dan MK," kata Deputi Penindakan BNN Irjen Arman Depari dalam keterangannya kepada detikcom, Senin (18/12/2017). Arman menjelaskan, FD berperan sebagai kapten, sedangkan DM berperan sebagai penghubung dan WA selaku pengawas. Sementara itu, tersangka FER berperan sebagai penyedia dan MK sebagai kurir. "Mereka sudah ditahan," imbuh Arman. BNN menggerebek MG Club Internasional yang terletak di Jl Tubagus Angke, Kelurahan Wijaya Kusuma, Jakarta Barat, Minggu (17/12) dini hari. Di lokasi tersebut, petugas menemukan laboratorium untuk membuat ekstasi dan sabu yang berada di lantai 2 dan 4. "Mereka menjual sabu liquid Rp 400 ribu per botol," sambung Arman. Penggerebekan dilakukan saat diskotek ramai pengunjung. Arman menyebut, total ada 120 orang pengunjung yang urinenya positif mengandung narkotika.</text:p>
          </table:table-cell>
          <table:table-cell table:style-name="Default" office:value-type="string" calcext:value-type="string">
            <text:p>fact</text:p>
          </table:table-cell>
          <table:table-cell table:style-name="Default" office:value-type="string" calcext:value-type="string">
            <text:p>https://news.detik.com/berita/d-3775684/ini-peran-5-tersangka-lab-sabu-liquid-di-diskotek-mg</text:p>
          </table:table-cell>
          <table:table-cell table:number-columns-repeated="1020"/>
        </table:table-row>
        <table:table-row table:style-name="ro1">
          <table:table-cell table:style-name="Default" office:value-type="string" calcext:value-type="string">
            <text:p>Gelora Tepuk Tangan dari Peserta Munaslub untuk Jokowi</text:p>
          </table:table-cell>
          <table:table-cell table:style-name="Default" office:value-type="string" calcext:value-type="string">
            <text:p>Jakarta - Gerak-gerik hingga ucapan Presiden Joko Widodo saat menghadiri pembukaan Munaslub Golkar malam ini sungguh menarik untuk diikuti tiap detailnya. Salah satunya saat Jokowi memilih berdiri di kala Golkar menyanyikan himne partai dan membacakan ikrar mereka. Bertempat di JCC Senayan, Jakarta, Senin (18/12/2017), Jokowi menghadiri Munaslub Golkar dengan memakai batik cokelat. Awalnya para peserta Munalsub, termasuk Jokowi, diminta berdiri untuk menyanyikan lagu 'Indonesia Raya'. 'Indonesia Raya' terdengar mantap dinyanyikan seluruh peserta munaslub dan undangan. Orang nomor 1 di Indonesia itu terlihat menyanyikan lirik lagu kebangsaan RI itu. Setelah 'Indonesia Raya' dikumandangkan, pembawa acara meminta para peserta munaslub yang bukan kader Golkar duduk. Saat itu himne Golkar hendak dilantunkan. Beberapa undangan yang bukan kader Golkar terlihat duduk kembali di kursi masing-masing. Namun tidak dengan Jokowi. Presiden masih terus berdiri. Tak hanya Jokowi, tamu undangan yang berdiri saat himne Golkar dinyanyikan. Ketum PDIP Megawati Soekarnoputri juga melakukan hal serupa. Meski berdiri, Jokowi tak menyanyikan himne Golkar tersebut. Di saat Golkar membacakan ikrar, Jokowi juga tetap mantap berdiri. Sikap Jokowi itu mendapat perhatian besar dari pengurus Golkar. Ketua Harian Golkar Nurdin Halid bahkan memuji-muji Jokowi. Setelah seluruh prosesi nyanyi dan ikrar tersebut, Nurdin meminta seluruh peserta munaslub bertepuk tangan untuk mantan Gubernur DKI Jakarta ini. "Mari kita memberi applause kepada Bapak Presiden," ujar Nurdin. "Kenapa tepuk tangan? Ketika ikrar dan himne Golkar, beliau tidak duduk. Itu toleransi dan kecintaan terhadap Partai Golkar," ucap Nurdin disambut tepuk tangan seluruh peserta munaslub. Dalam beberapa kali kesempatan, peserta Munaslub Golkar juga tampak bertepuk tangan untuk Jokowi. Bahkan saat tiba di lokasi munaslub, Jokowi sudah disambut dengan tepuk tangan. Ketika Jokowi memberi sambutan, lagi-lagi para peserta munaslub beberapa kali bertepuk tangan. Para kader Golkar tampak semangat akan kehadiran Presiden.</text:p>
          </table:table-cell>
          <table:table-cell table:style-name="Default" office:value-type="string" calcext:value-type="string">
            <text:p>fact</text:p>
          </table:table-cell>
          <table:table-cell table:style-name="Default" office:value-type="string" calcext:value-type="string">
            <text:p>https://news.detik.com/berita/d-3775681/gelora-tepuk-tangan-dari-peserta-munaslub-untuk-jokowi</text:p>
          </table:table-cell>
          <table:table-cell table:number-columns-repeated="1020"/>
        </table:table-row>
        <table:table-row table:style-name="ro1">
          <table:table-cell table:style-name="Default" office:value-type="string" calcext:value-type="string">
            <text:p>Pemprov DKI akan Sediakan Shelter Ojek Online di Tanah Abang</text:p>
          </table:table-cell>
          <table:table-cell table:style-name="Default" office:value-type="string" calcext:value-type="string">
            <text:p>Jakarta - Pemprov DKI Jakarta mengakomodasi layanan transportasi online dalam penataan kawasan Tanah Abang, Jakarta Pusat. Pemprov akan menyediakan shelter ojek online saat menaik-turunkan penumpang. "Kita harus adakan shelter-shelter khusus dan spot khusus," kata Wakil Gubernur DKI Jakarta Sandiaga Uno, di Balai Kota, Jalan Medan Merdeka Selatan, Jakarta Pusat, Senin (18/12/2017). Penyediaan shelter menurut Sandiaga dilakukan karena banyaknya pengguna transportasi umum yang juga menggunakan layanan transportasi online. Integrasi antara transportasi online dengan moda transportasi umum lainnya harus berjalan. "Jadi dengan Transjakarta dengan LRT, nanti dengan kereta api itu yang harus kita pikirkan sekarang," ujarnya. Sandiaga mengatakan pengakomodasian transportasi online tersebut juga merupakan bagian dari solusi penataan Tanah Abang. Tak hanya akan diterapkan di Tanah Abang, penataan terhadap transportasi online tersebut juga akan dilakukan di wilayah lain. "Di mana masalah daripada biasanya kalau dari transportasi adalah ojek online ada ojek pangkalan ada PKL ada angkot. Nah ini kita ingin semuanya ikut rembug, ikut urun rembug untuk mencarikan solusinya," ujarnya.</text:p>
          </table:table-cell>
          <table:table-cell table:style-name="Default" office:value-type="string" calcext:value-type="string">
            <text:p>fact</text:p>
          </table:table-cell>
          <table:table-cell table:style-name="Default" office:value-type="string" calcext:value-type="string">
            <text:p>https://news.detik.com/berita/d-3775683/pemprov-dki-akan-sediakan-shelter-ojek-online-di-tanah-abang</text:p>
          </table:table-cell>
          <table:table-cell table:number-columns-repeated="1020"/>
        </table:table-row>
        <table:table-row table:style-name="ro1">
          <table:table-cell table:style-name="Default" office:value-type="string" calcext:value-type="string">
            <text:p>Izin Diskotek MG Resmi Dicabut</text:p>
          </table:table-cell>
          <table:table-cell table:style-name="Default" office:value-type="string" calcext:value-type="string">
            <text:p>Jakarta - Pemprov DKI mencabut izin diskotek MG International Club di Jalan Tubagus Angke Blok W No 16, Jakarta Barat, hari ini. Hal tersebut didasari tindak lanjut investigasi tim gabungan Polri, BNN, dan Dinas Pariwisata DKI. "Dengan ini disampaikan bahwa tanda daftar usaha pariwisata bar, musik hidup, diskotek MG International Club melanggar izin yang diberikan dan melanggar peraturan yang berlaku," demikian dikutip dari surat Dinas Penanaman Modal dan Pelayanan Terpadu Satu Pintu (DPMPTSP) Pemprov DKI yang beredar, Senin (18/12/2017). Dalam surat tersebut, diskotek MG International Club melanggar empat peraturan, yakni Perda Nomor 12 Tahun 2013 tentang pelayanan terpadu satu pintu, Perda Nomor 6 Tahun 2015 tentang kepariwisataan, Pergub Nomor 133 Tahun 2012 tentang pendaftaran usaha pariwisata, serta SK Dinas Pariwisata dan Kebudayaan DKI Nomor 5504/1.1.858.2 tertanggal 18 Desember 2017 tentang usulan pencabutan TDUP MG bar, musik hidup, dan diskotek. "Atas hal tersebut, maka tanda daftar usaha pariwisata MG Club International dicabut dan tidak boleh melakukan operasional terhitung sejak tanggal surat ini," imbuh kutipan surat tersebut yang ditandatangani Kepala DPMPTSP DKI Edi Junaedi. Kepala Seksi Komunikasi dan Informasi DPMPTSP DKI Rinaldi membenarkan surat tersebut sudah dikeluarkan oleh pihaknya. "Iya benar," kata Rinaldi saat dimintai konfirmasi detikcom. Dalam kasus diskotek MG yang dijadikan pabrik sabu, BNN menetapkan 5 orang sebagai tersangka. Kelima tersangka adalah Wa (43), Fer (23), DW (40), Mis (45), dan Fad (40). Deputi Penindakan BNN Irjen Arman Depari menegaskan pihaknya sudah menahan kelima tersangka. "Sudah (ditahan)," imbuh Arman kepada detikcom, Senin (18/12). </text:p>
          </table:table-cell>
          <table:table-cell table:style-name="Default" office:value-type="string" calcext:value-type="string">
            <text:p>fact</text:p>
          </table:table-cell>
          <table:table-cell table:style-name="Default" office:value-type="string" calcext:value-type="string">
            <text:p>https://news.detik.com/berita/d-3775682/izin-diskotek-mg-resmi-dicabut</text:p>
          </table:table-cell>
          <table:table-cell table:number-columns-repeated="1020"/>
        </table:table-row>
        <table:table-row table:style-name="ro1">
          <table:table-cell table:style-name="Default" office:value-type="string" calcext:value-type="string">
            <text:p>Beda dari Akbar Tandjung| Ical: Airlangga Jabat Ketum sampai 2019</text:p>
          </table:table-cell>
          <table:table-cell table:style-name="Default" office:value-type="string" calcext:value-type="string">
            <text:p>Jakarta - Ketua Dewan Pembina Golkar Aburizal Bakrie (Ical) punya pandangan berbeda soal masa jabatan Airlangga Hartarto sebagai ketum. Ical menyebut Airlangga hanya menjabat sampai 2019. "Pokoknya kalau sekarang sampai 2019," ujar Ical di JCC Senayan, Jakarta, Senin (18/12/2017). Airlangga mengisi jabatan yang ditinggalkan Setya Novanto. Ical menolak berandai-andai Airlangga bisa memimpin Golkar sampai 5 tahun ke depan alias hingga 2022. "Semua bisa kalau mau," ucap eks Ketum Golkar ini. Ical juga menolak bicara soal kabar dirinya mendukung caketum lain pada pleno DPP yang akhirnya memutuskan Airlangga menjadi ketum. Ical hanya menegaskan dirinya tidak berpihak. "Itu yang saya bilang. Yang bilang saya ke tempat lain kan Anda. Saya sebagai ketua dewan pembina selalu mengatakan semua kader adalah kader yang dulu di bawah kepengurusan saya. Bekerja. Saya jadi tidak berpihak," kata Ical. Berbeda dari Ical, Wakil Ketua Dewan Kehormatan Golkar Akbar Tandjung meminta pengurus DPP Golkar menetapkan masa kepemimpinan Airlangga Hartarto hingga 2022. "Mau melakukan perubahan dan perbaikan dengan tema baru, yaitu 'Golkar Bersih, Golkar Jaya, Golkar Menang'. Nah untuk itu, perlu waktu dan persiapan yang matang," ujar Akbar terpisah. "Karena itu, persiapan matang itu butuh waktu. Tentu 2 tahun singkat. Maka yang cocok ya 5 tahun," imbuh Akbar.</text:p>
          </table:table-cell>
          <table:table-cell table:style-name="Default" office:value-type="string" calcext:value-type="string">
            <text:p>fact</text:p>
          </table:table-cell>
          <table:table-cell table:style-name="Default" office:value-type="string" calcext:value-type="string">
            <text:p>https://news.detik.com/berita/d-3775677/beda-dari-akbar-tandjung-ical-airlangga-jabat-ketum-sampai-2019</text:p>
          </table:table-cell>
          <table:table-cell table:number-columns-repeated="1020"/>
        </table:table-row>
        <table:table-row table:style-name="ro1">
          <table:table-cell table:style-name="Default" office:value-type="string" calcext:value-type="string">
            <text:p>Polisi Tahan 8 dari 12 Terduga Teroris Sumsel di Mako Brimob Depok</text:p>
          </table:table-cell>
          <table:table-cell table:style-name="Default" office:value-type="string" calcext:value-type="string">
            <text:p>Jakarta - Polisi menahan 8 dari 12 terduga teroris yang diamankan aparat Densus 88 Antiteror di beberapa wilayah di Sumatera Selatan. Mereka ditetapkan sebagai tersangka. "Dari 12 terduga teroris yang ditangkap di Sumatera Selatan, 8 di antaranya ditetapkan sebagai tersangka dan sudah ditahan di Rutan Mako Brimob, Depok, Jawa Barat," terang Kadiv Humas Polri, Irjen Setyo Wasisto, di gedung Divisi Humas Polri, Jl Trunojoyo, Kebayoran Baru, Jakarta Selatan, Senin (18/12/2017). Mereka yang ditahan antara lain berinisial AK (29), I alias AH (44), S alias AJ (38), S alias AS (40), S (38), Z (36), B (55), dan SW (24). Sementara 4 terduga teroris lainnya dibebaskan dan dipulangkan ke rumah masing-masing. "Sedangkan empat tersangka yang lain dikembalikan kepada keluarga masing-masing karena tidak cukup bukti," ujar Setyo. Keempatnya berinsial JS (15), I (37), Z (45) dan AM alias M (55). 12 terduga teroris ini terjaring dalam upaya preemtive strike (pencegahan) Polri. Upaya tersebut dilakukan dalam rangka pengamanan Hari Natal 2017 dan Tahun Baru 2018. Sebelumnya Mabes Polri merilis identitas 12 terduga teroris serta dugaan keterlibatan mereka pada Selasa (12/12). Berikut 12 terduga teroris yang diamankan di Sumatera Selatan: 1. Abdul Kadir alias Yazid alias Abu Ibrahim. Penangkapan di Semambu, Indralaya, Kab. Ogan Ilir, Sumatera Selatan, pada pukul 05.30 WIB. Keterlibatan: - Anggota Kelompok JAK yang ikut pelatihan di Bukit Gemah Kampar, Riau. - Perencanaan serangan di Riau - Ikut latihan menembak dengan kelompok JAK di Jambi dan masuk dalam DPO. 2. Imron alias Abu Hasan. Penangkapan di Kramat Raya, Perum Graha Elok Persada, Talang Kramat, Kab Banyuasin, Sumatera Selatan, pada pukul 08.00 WIB. Keterlibatan: - Anggota Kelompok JAK, ikut pelatihan di Bukit Gemah Kampar, Riau. - Mengetahui rencana serangan di Riau. - Membantu menyembunyikan DPO. 3. Suwarto alias Abu Jafar alias Fajar. Penangkapan di Jalan Desa Lecah Lubai Ulu Kabupaten Muara Enim, Sumatera Selatan, sekitar pukul 10.20 WIB. Keterlibatan: - Anggota Kelompok JAK, ikut pelatihan di Bukit Gemah Kampar, Riau. - Mengetahui rencana serangan di Riau. - Membantu menyembunyikan DPO. 4. Sugianto alias Abu Faris. Keterlibatan: - Anggota Kelompok JAK, ikut pelatihan di Bukit Gemah Kampar-Riau. - Ikut kajian-kajian bersama sama dengan Solihin, Abu Jafar, Abu Hasan, dan Abu Alana. - Menyembunyikan informasi tentang DPO. 5. Solihin. Penangkapan di rumah pengajian miliknya di Jalan SP 1 Trans Barito Desa Lecah Lubai Ulu, Kab. Muara Enim, Sumatera Selatan, sekitar pukul 15.30 WIB. Keterlibatan: - Menyembunyikan DPO Abdul Kadir alias Yazid alias Abu Ibrahim alias Abu Alana alias Sunardi. - Mengetahui tentang perencanaan penyerangan Mapolres Baturaja dan mengarahkan untuk melakukan penyerangan Kantor Brimob di Jakarta/Depok. - Menyiapkan sarana latihan fisik dan latihan memanah bagi para jemaahnya untuk persiapan penyerangan. - Menggerakkan dan mempublikasikan kepada para pendukung Daullah di Indonesia untuk bergabung membuat komplek/pemukiman/kamp khusus di SP 1 Trans Barito Lubai-Muara Enim. 6. Zulkarnain alias Zul als Zengki. Keterlibatan: - Mengetahui tentang DPO yang ada di kediaman Solihin. - Mengetahui tentang rencana penyerangan ke Mako Brimob Kelapa Dua. - Ikut menyiapkan fisik dan mental jemaah yang siap melakukan penyerangan. 7. Jafar Saputra alias Fajar. Keterlibatan: - Mengetahui keberadaan DPO di kediamannya Solihin. - Mengetahui tentang rencana penyerangan Mapolres Baturaja dan Mako Brimob Kelapa Dua Depok. - Persiapan untuk ikut melakukan penyerangan. 8. Budiman Keterlibatan: - Mengetahui keberadaan DPO di kediaman Solihin. - Aktif mengikuti pengajian di tempat Solihin. - Pendukung Daullah/ISIS. 9. Irfai Keterlibatan: - Aktif pengajian di tempat Solihin. - Pendukung Daullah/ISIS. 10. Zakri Keterlibatan: - Aktif pengajian di tempat Solihin. - Pendukung Daullah/ISIS 11. Abdul Majid alias Majid Keterlibatan: - Aktif pengajian di tempat Solihin. - Pendukung Daullah/ISIS. 12. Slamet Widodo alias Slamet Keterlibatan: - Aktif pengajian di tempat Solihin - Pendukung Daullah/ISIS. </text:p>
          </table:table-cell>
          <table:table-cell table:style-name="Default" office:value-type="string" calcext:value-type="string">
            <text:p>fact</text:p>
          </table:table-cell>
          <table:table-cell table:style-name="Default" office:value-type="string" calcext:value-type="string">
            <text:p>https://news.detik.com/berita/d-3775675/polisi-tahan-8-dari-12-terduga-teroris-sumsel-di-mako-brimob-depok</text:p>
          </table:table-cell>
          <table:table-cell table:number-columns-repeated="1020"/>
        </table:table-row>
        <table:table-row table:style-name="ro1">
          <table:table-cell table:style-name="Default" office:value-type="string" calcext:value-type="string">
            <text:p>Penampakan Awan Berbentuk Naga di Langit Ciawi</text:p>
          </table:table-cell>
          <table:table-cell table:style-name="Default" office:value-type="string" calcext:value-type="string">
            <text:p>Pada Jumat, 21 Desember 2012, Detikcom menurunkan berita cukup menghebohkan, "Awan Berbentuk Ular Naga Menggantung di Langit Ciawi". Diilustrasikan, gumpalan awan membentuk ular naga, lengkap dari badan hingga kepala, seolah hendak menerkam mangsa. Peristiwa itu terjadi di arah tol Jagorawi menuju Puncak, Jumat (21/12/2012) sekitar pukul 17.15 WIB. Gumpalan awan aneh itu muncul secara tiba-tiba usai hujan deras.</text:p>
          </table:table-cell>
          <table:table-cell table:style-name="Default" office:value-type="string" calcext:value-type="string">
            <text:p>hoax</text:p>
          </table:table-cell>
          <table:table-cell table:style-name="Default" office:value-type="string" calcext:value-type="string">
            <text:p><text:a xlink:href="http://kumpulan-berita-unik.blogspot.co.id/2013/07/Berita-Hoax-Paling-Heboh-Di-Indonesia.html" xlink:type="simple">http://kumpulan-berita-unik.blogspot.co.id/2013/07/Berita-Hoax-Paling-Heboh-Di-Indonesia.html</text:a></text:p>
          </table:table-cell>
          <table:table-cell table:style-name="Default" table:number-columns-repeated="1020"/>
        </table:table-row>
        <table:table-row table:style-name="ro1">
          <table:table-cell table:style-name="Default" office:value-type="string" calcext:value-type="string">
            <text:p>Bahaya Menempel Pleste Penurun Panas di Dahi</text:p>
          </table:table-cell>
          <table:table-cell table:style-name="Default" office:value-type="string" calcext:value-type="string">
            <text:p>Kalau anak demam, JANGAN tampal Cool Fever di dahi… Alasan : Sebenarnya belakang dahi adalah otak dan jika suhu badan panas, Cool Fever akan menarik panas tersebut berkumpul di situ sebelum ianya reda. Sekiranya ia dilakukan dengan kerap, ia boleh menyebabkan kerosakan otak yang dikenali sebagai CEREBRAL PALSY. Sebaliknya, tampalkan Cool Fever tersebut di belakang tengkuk yang mana ia akan bertindak sebagai termostat untuk meredakan suhu panas. Wallahualam</text:p>
          </table:table-cell>
          <table:table-cell table:style-name="Default" office:value-type="string" calcext:value-type="string">
            <text:p>hoax</text:p>
          </table:table-cell>
          <table:table-cell table:style-name="Default" office:value-type="string" calcext:value-type="string">
            <text:p><text:a xlink:href="https://www.kaskus.co.id/thread/56758f03a2c06e0b7b8b4567/kumpulan-berita-hoax-yang-menghebohkan-di-2015/" xlink:type="simple">https://www.kaskus.co.id/thread/56758f03a2c06e0b7b8b4567/kumpulan-berita-hoax-yang-menghebohkan-di-2015/</text:a></text:p>
          </table:table-cell>
          <table:table-cell table:style-name="Default" table:number-columns-repeated="1020"/>
        </table:table-row>
        <table:table-row table:style-name="ro1">
          <table:table-cell table:style-name="Default" office:value-type="string" calcext:value-type="string">
            <text:p>Bila Terus Ikut Campur, Israel Berjanji Akan Buat Indonesia Seperti Palestina</text:p>
          </table:table-cell>
          <table:table-cell table:style-name="Default" office:value-type="string" calcext:value-type="string">
            <text:p>Maidany.com – Peristiwa penyerangan Israel terhadap Palestina memang sangat membuat hati ingin menjerit, ada banyak korban yang jatuh bahwa anak-anak yang tak berdosa pun ikut menjadi korban penyerangan tersebut. Namun, saat-saat berduka seperti ini terdengan isu-isu bahwa Israel juga akan menyerang Indonesia yang dikarenakan Israel marah karena situs-situs mereka dibombardir oleh para peretas yang mayoritas dari Indonesia. Karena masalah tersebut orang-orang Israel mengatakan <text:s/>agar orang-orang Indonesia <text:s/>tidak mencampuri urusannya, dan para hacker Tanah Air tidak menyerang website-wwbsite di negara mereka. Jika tidak negara Israel akan menyerang Indonesia sama dengan saat mereka menyerang Palestina. hal tersebut disampaikan dari Presiden Israel yaitu Reuven Rivlin saat ditemui di Yerusalem 7/25/2017. “Israel bisa saja menghentikan aksinya jika Negara indonesia tidak ikut campur masalah negara Israel kecuali itu perintah atau gabungnya Indonesia dengan PPb,kalu hanya Relawan maupun sekelompok orang yang kami anggap ilegal kami tidak akan segan segan membuat nasib sama dengan Palestina” ujar Reuven Rivlin.</text:p>
          </table:table-cell>
          <table:table-cell table:style-name="Default" office:value-type="string" calcext:value-type="string">
            <text:p>hoax</text:p>
          </table:table-cell>
          <table:table-cell table:style-name="Default" office:value-type="string" calcext:value-type="string">
            <text:p><text:a xlink:href="http://www.maidany.com/bila-terus-ikut-campur-israel-berjanji-akan-buat-indonesia-seperti-palestina/" xlink:type="simple">http://www.maidany.com/bila-terus-ikut-campur-israel-berjanji-akan-buat-indonesia-seperti-palestina/</text:a></text:p>
          </table:table-cell>
          <table:table-cell table:style-name="Default" table:number-columns-repeated="1020"/>
        </table:table-row>
        <table:table-row table:style-name="ro1">
          <table:table-cell table:style-name="Default" office:value-type="string" calcext:value-type="string">
            <text:p>Pendaftaran Driver Grab</text:p>
          </table:table-cell>
          <table:table-cell table:style-name="Default" office:value-type="string" calcext:value-type="string">
            <text:p>Pendaftaran GRATIS !!! Open Recruitment Grab, daftar baru Maupun double job !!! JALUR PRIORITAS &amp; GRATIS !!! Tolong dibaca secara DETAIL dan kalau perlu di SCREENSHOT agar tidak menanyakan yang sudah dijelaskan ! Terimakasih. Posisi : Driver Grab Bike, Driver Grab Car, Area : Se-indonesia ( yang terjangkau grab) keunggulan daftar melalui jalur khusus : <text:s/>Daftar Grab Bike Disini Diprioritaskan lebih cepat dapet sms undangan aktivasi Daripada Daftar via web <text:s/>1x24 jam Proses aktivasi akun lebih cepat <text:s/>Grab Car langsung aktif setelah beberapa jam lulus training online ( tidak perlu datang ke kantor ) SEGERA HUB VIA WA 0896 3930 7632 Data yang diperlukan ( Grab bike &amp; Grab car )</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office:value-type="string" calcext:value-type="string">
            <text:p>Virus Video Gempa Bangkok</text:p>
          </table:table-cell>
          <table:table-cell office:value-type="string" calcext:value-type="string">
            <text:p>Perhatian… Perlu diketahui, baru menerima pesan..! Bahwa Video gempa di Bangkok 8.5, linknya jangan dibuka, segera hapus,ini adalah virus pemerasan, terutama di ponsel Alipay, <text:s/>beritanya juga jgn disiarkan, tolong diteruskan ke masing-masing group atau teman dan family... jangan terkecoh! Terima kasih</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office:value-type="string" calcext:value-type="string">
            <text:p>Sri Sultan Hamengkubuwono : Maaf Bukan SARA, Tapi Cina Dan Keturunannya Tidak Pantas Jadi Pemimpin Di Bumi Nusantara. Fakta Sejarah, Tionghoa Adalah Satu-Satunya Penghianat Negara Kesatuan Republik Indonesia (NKRI)</text:p>
          </table:table-cell>
          <table:table-cell office:value-type="string" calcext:value-type="string">
            <text:p>Jakarta - Raja Keraton Ngayogyakarta yang juga Gubernur D.I. Yogyakarta, Sri Sultan Hamengkubuwono mengingatkan kepada seluruh umat islam terutamanya yang ada di Jakarta tentang fakta sejarah yang tidak bisa diabaikan begitu saja. Sesungguhnya, Umat Islam adalah umat paling penuh cinta kepada alam semesta ini sebab mereka mencita-citakan seluruh bumi tunduk dan patuh hanya kepada Allah SWT. Mereka rela berdampingan dengan siapapun, bertetangga dengan menunjukkan akhlak mulianya. Dan sejarah di Yokjakarta ini, mohon maaf, bukan SARA tapi kita ingin satu fakta sejarah. Tahu kenapa saudara-saudara Tionghoa tak punya hak girik di wilayah Yokjakarta? Mereka hanya punya hak milik bangunan semata-mata. Mohon maaf, ini soal sejarah dilihat dan diakui. Pada agresi militer kedua Belanda, Desember 1948. Komunitas Tionghoa di Yagjakarta member sokongan kepada agresor Belanda itu. Maka pada tahun 1950, ketika tegak kembali NKRI kita dari Jogjakarta ini, mereka sudah bersiap-siap eksodus. Tapi oleh Sultan Hamengkubuwono IX, mereka ditenangkan dan Sultan mengatakan, ‘anda meskipun berkhianat kesekian kalinya terhadap negeri ini, tetap kami akui sebagai tetangga dan tidak perlu pergi dan tinggalah disini. Tapi mohon maaf, saya cabut satu hak anda untuk memiliki tanah. Karena keserakahan sepanjang sejarah’. (icl)</text:p>
          </table:table-cell>
          <table:table-cell table:style-name="Default" office:value-type="string" calcext:value-type="string">
            <text:p>hoax</text:p>
          </table:table-cell>
          <table:table-cell table:number-columns-repeated="1021"/>
        </table:table-row>
        <table:table-row table:style-name="ro1">
          <table:table-cell office:value-type="string" calcext:value-type="string">
            <text:p>Bentrok FBR VS AMBON</text:p>
          </table:table-cell>
          <table:table-cell office:value-type="string" calcext:value-type="string">
            <text:p>Kepada teman2.hindari.jalan raya bogor arah.cililitan..bentrokan mulai melebar ke arah ..uki cawang dan kramat jati… Info yang melintasi jln cililitan hati hati “ ada perang antara FBR sama Ambon. </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office:value-type="string" calcext:value-type="string">
            <text:p>Permen Susu Mengandung Narkoba</text:p>
          </table:table-cell>
          <table:table-cell office:value-type="string" calcext:value-type="string">
            <text:p>Mohon perhatian utk stakeholder terkait, teriinformasi bhw tlh beredar permen Susu mengandung pcc Dan sudah beredar di ambarawa sasarannya adl. sekolah2 Dan di jual Rp. 2.000 dapet 1 renteng. Mhn di share di group2 yg ada. utk kewaspadaan dan proteksi thd anak2 generasi. bg. Sekolah2,</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3">
          <table:table-cell office:value-type="string" calcext:value-type="string">
            <text:p>Gempa Gerhana Iran Dajjal</text:p>
          </table:table-cell>
          <table:table-cell office:value-type="string" calcext:value-type="string">
            <text:p>Ass.. Wr.. wb? Baru dpt info, ma'af klo tlat ngbarin nya. IRAN pkl 17.45 adzan magrib mndapt GEMPA dan GERHANA, dan ssuatu bunyi ganjil lg sprti ngauman RAKSASA yg ke 2 kli nya dari bwh dsr lautan samudra pasifik,,, menurut para ULAMA, itu suara dajjal yg brusha naik ke dunia.!! oleh sbb itu kita snntiasa tdk brhnti adzan dan shalat. tdk di krm,, "Musibah brupa di benci orng, dan akn sial smpai umr 48 thn. dan KEMALUANNYA mmbsuk!! Apa susah nya kta ngabarinjg1-1023 kontak saya,,, maaf saya jg d krimin org Yg Islam tolong baca sebentar aja Kita dzikir sebentar ingat اَللّهُ ... "Subhanallah, Walhamdulillah WalailaHa ilallah Allahu-Akbar wa la haula wala quwata illa billahil aliyil adzim” Sebarkan!, kamu akan membuat beribu-ribu manusia berzikir kepada Allah SWT آمِّيْنَ آمِّيْنَ آمِّيْنَ يَا رَبَّ الْعَالَمِينَ maaf... Jangan putus di kamu. Gak sampai 1 menit kok اَللّهُ maha besar!!</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office:value-type="string" calcext:value-type="string">
            <text:p>Upin Ipin</text:p>
          </table:table-cell>
          <table:table-cell office:value-type="string" calcext:value-type="string">
            <text:p>SUBHANALLAH UPIN DAN IPIN.Tahukah anda Sebenarnya filem kartun upin&amp;ipin merupakan rancangan Yahudi untuk menghancurkan Islam, Setelah kartun kartun doraemon,pokemon,digimon dll gagal menghancurkan anak2 Muslim. Perlu kalian ketahui jangan mengucapkan upin atau uffin , karena upin dalam bahasa amerika artinya : Aku Benci Rasul (Maaf Ya Allah). Dan ucapkan Ariffin jangan ipin , karena ipin sendiri artinya . Ya Aku Suka Israel (Maaf Ya Allah). Dan huruf U di baju upin , maknanya USA . Sedangkan I pada baju ipin maknanya Israel . Ulama telah membuktikan . Sebarkan ke teman-teman lain . Atau group . Demi keselamatan agama .Rasulullah SAW dan umatnya.. Aku juga Islam Yang agamanya Islam,tolong sebarluaskan . Ka'bah akn rata dgn tanah . sangkkala akan ditiup 2 kali . Nabi MUHAMMAD SAW telah bersabda : " brng siapa yg mengingatkan ini kpd orang lain, akan Ku buatkan tempat d surga bagi'nya pada hari penghakiman kelakElang Mulya Utama:Info dari pondok bahwa :Buat semua yang punya fb tolong blokir fb yang namanya "JASMINE ALWAYS-HAPPY III (dajjal)". Wanita iblis yang terkutuk telah menghina NABI MUHAMMAD S.A.W dan mengatakan Nabi Muhammad adalah Nabi anjing! Bagi yg punya gratisan tolong sebarkan teks ini, kalau perlu semua kontak. Apabila 3 hri ga dikirim, kamu akan sial sampe umur 28 tahun. "SUMPAH DEMI KITAB SUCI AL QUR'AN" aku akan kirim ini kesemua kontakku</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office:value-type="string" calcext:value-type="string">
            <text:p>Broadcast Wanita Bunuh Diri</text:p>
          </table:table-cell>
          <table:table-cell office:value-type="string" calcext:value-type="string">
            <text:p>Gak baca d'rasukin !D! SMP MUHAMMASIYAH <text:s/>tpatnya d'BELAKANG PERPUS ad pRempuan meninggal bunih diri gara'' hmil d'luar nikah...Dan sekarang dia suka gentayangan untk mnta tlong agar mrawat bayinya...Hati" jka smpai Bc ini brhenti d'hp kmu anak itu akan pndah k'rahin kmu. Mk seberkan jka tdk kmu akan hmil tba" ini nyata seberkan sebelum trlmbt . Nama anak itu " putri siti tatifah amelia " Jka tdk d'krim kmu akan hmil secara tba" ! Sorry cma nersin !!!! Don't send back <text:s text:c="10"/>Lanjut ! Atau sekalian bgi anak" yg d'bawah umur jgn mengabaikan psan ini . Tntang byi yg mti sadis . Waktu itu ada ibu" yg hamil sdh ganjil usia kndungan 9 bulan dy msk rmh skit . Akhirnya byi itu trsebut lhir dgn keadaan cacat dy tdk mempunnyai tangan . Ttpi saat itu kotanya d'landa gmpa bumi yg sangat kuat byi itu tdk trselamatkan dri rerun than rmh skt itu . Dia pnasaran siapa ibunya , setelah itu byi itu d'kbur . Dan pda setiap jam 23.35 , byi itu brjalan mnembus tmbok kmar anda dn membunuh ibu anda . Krim k'semua kntak anda jka tdk , tangan dn ibu anda mnjadi krban . Jka anda mengirimnya anda selamat . Buktinya : 1) Sari 11 thn dy mengabaikan psan ini dn pda jam 23.35 ibu dn tangannya d'potong . 2) Doni 28 thn dy tdk mempercayai psan ini dn kejadian yg sama dy dpt tangan dn ibunya 70 thn mnjadi krban . 3) Ica 16 thn dy prcaya dn mengirimkan psan ini k'semua kntak . Pda jam 23.35 dy mlihat byi yg menggendong btu prmata dn d'brikan kpda Ica . Ini ksah nyata yg ada d'majalah dn koran 2014 . JANGAN KIRIM BALIK !! Sorry BC gue jga tkt . Jdi gue krim aja k'semua kontak gue .</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office:value-type="string" calcext:value-type="string">
            <text:p>Broadcast Nenek Ani</text:p>
          </table:table-cell>
          <table:table-cell office:value-type="string" calcext:value-type="string">
            <text:p>Sorry ya Bm takut beneran, hehe. Nama saya Ani, saya adalah seorang nenek berumur 75 Tahun. Kemarin saya ditabrak mobil sampai semua badan hancur dan terpisah-pisah. Cepat kalian Broadcast pesan ini. Kalau tidak nanti jam 09.30 malam saya akan mengetuk pintu kamar kalian. Setelah itu kalian akan bermimpi buruk SELAMANYAA!!janganlah kalian tidak percaya, pesan ini telah terbukti. Bukti pertama, Jason: umur 9 Th, dia baru dibelikan Blackberry, jadi dia tidak tahu cara mem-broadcast. Sehingga ketika malam dia bermimpi buruk sampai pagi. Ketika terbangun matanya telah buta dan keluar bola matanya. Ibunya terkejut melihatnya, dan ibunya melihat sesosok nenek-nenek tersenyum disebelah tempat tidur Jasson. Bukti kedua: Jennifer, anak SMA berumur 17 Tahun. Dia tidak mempercayai pesan nenek Ani dan mengirim hanya ke lima kontak, saat malam 09.30 terdengar ketukan di pintu kamarnya dan tiba-tiba masuk sesosok nenek-nenek tersenyum membawa pisau berkarat dengan cepat menusuk mata kiri jennifer sampai keluar. Setelah itu mata Jennifer buta sebelah dan hidungnya berdarah setiap jam 09.30 malam. Bukti ketiga: Mario, Umur 30 Tahun, baru menikah. Dia mempercayai pesan nenek ani. Dia mengirimkan keseluruh kontaknya. Ketika jam 09.30 malam dia dapat tertidur nyenyak dan bermimpi indah sampai pagi. Saat dia terbangun, dia sempat melihat sesosok nenek-nenek tersenyum disamping tempat tidurnya sambil membawa emas 1 Kg dan perlahan berbisik “terimakasih cucuku”, seketika nenek-nenek itu menghilang seperti cahaya. kirim keseluruh kontak kalian, jangan abaikan pesan nenek Ani ini, kalau tidak Nenek Ani akan datang mencongkel mata kalian jam 09.30 malam sambil tersenyum menembus pintu kamar kalian. Sorry BC, saya juga takut, ini sudah terbukti. Lihat koran Tahun 2009 bulan Oktober tanggal 10, ada cerita Jasson dan Jennifer, saya baru cek tadi, terbukti di Bogor. Sorry BC. *ga percaya sih, tapi Beneran*</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Default" office:value-type="string" calcext:value-type="string">
            <text:p>Broadcast BBM versi baru</text:p>
          </table:table-cell>
          <table:table-cell office:value-type="string" calcext:value-type="string">
            <text:p>200136658003199 kode untuk blackBerry kirim kode ini agar blackberry mesenger (BBM) anda terganti dgn versi baru,karena BBM untuk android segera dirilis. Broadcoast lah agar aplikasi BBM anda di Perbarui,dan jika tidak di broadcast anda Akan susah mengirim pesan ke teman2 Anda atau yang biasa disebut Pending</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Default" office:value-type="string" calcext:value-type="string">
            <text:p>Broadcast didatengin malaikat waktu subuh</text:p>
          </table:table-cell>
          <table:table-cell table:style-name="Default" office:value-type="string" calcext:value-type="string">
            <text:p>Friends, kalian percaya tdk Subuh bsk akan ada malaikat di samping mu, dia akan membangunkanmu... Kirim ke 20 tmnmu, dlm 5 hari, org yg kamu suka akan <text:s/>mendekati mu, c0w0k maupun cewek, tp kal0 kmu gk ngirim!! Ortumu akan mendpt musibah 50 hari lagi , &amp; ingat, jika km hps bbm ini, ktika kmu dibangunkan olh malaikat,km ga akn liat apa2 lg.... (meninggal) sorry aku krm bbm ini demi syg aku ke ortu..#sbc biasa dpt dri org #cumaikut"an</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Default" office:value-type="string" calcext:value-type="string">
            <text:p>Broadcast Whatsapp berbayar</text:p>
          </table:table-cell>
          <table:table-cell table:style-name="Default" office:value-type="string" calcext:value-type="string">
            <text:p>Mulai Hari Senin besok WhatSapp akan dikenakan bayaran (biaya) karena sekarang whatsapp sdh diakuisisi oleh Facebook. Jadi kalau anda punya kontak sekurangnya 10 org, maka kirimilah mereka pesan ini. Dengan begitu kita akan melihat bahwa anda adalah pengguna yang sangat  membutuhkan whatsapp ini, dan kemudian logo anda akan menjadi biru (🔵) dan akan tetap gratis. (Seperti berita yang dimuat dalam  koran hari ini). Whatsapp akan dikenakan biaya sebesar 0.01€ per pesan (message). Kirimlah pesan ini ke 10 org. Apabila anda mengirim pesan tsb maka warna logo anda akan menjadi biru, kalau tdk setiap penggunaan whatsapp akan dikenakan biaya. Akuisisi Facebook Terhada WhatsApp Rampung | bisnis | tempo.co – <text:a xlink:href="http://m.tempo.co/read/news/2014/10/07/090612453/akuisisi-facebook-terhadap-whatsapp-rampung" xlink:type="simple">http://m.tempo.co/read/news/2014/10/07/090612453/akuisisi-facebook-terhadap-whatsapp-rampung</text:a></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Default" office:value-type="string" calcext:value-type="string">
            <text:p>Broadcast WhatsApp hingga Facebook Bakal Dipantau</text:p>
          </table:table-cell>
          <table:table-cell table:style-name="Default" office:value-type="string" calcext:value-type="string">
            <text:p>Mulai besok dan seterusnya ada peraturan komunikasi baru. Semua panggilan dicatat. Semua rekaman panggilan telepon tersimpan WhatsApp dipantau Twitter dipantau Facebook dipantau Semua media sosial dan forum dimonitor Informasikan kepada mereka yang tidak tahu. Perangkat Anda terhubung ke sistem pelayanan. Berhati-hatilah untuk tidak mengirimkan pesan yang tidak perlu Beritahu anak-anak Anda, Kerabat dan teman tentang ini untuk diurus * Jangan teruskan tulisan atau video dll, Anda akan menerima mengenai situasi politik / sekarang tentang Pemerintahan / PM, dll. * Polisi telah mengeluarkan pemberitahuan yang disebut .. Kejahatan Cargo ... dan tindakan akan dilakukan ... hapus saja … Menginformasikan teman anda dan orang lain juga. Menulis atau meneruskan pesan apapun pada setiap perdebatan politik dan agama sekarang merupakan pelanggaran ... penangkapan tanpa surat perintah … Ini sangat serius, plz biarkan diketahui semua kelompok dan anggota individu kami sebagai grup admin bisa dalam masalah besar. Berhati-hatilah untuk tidak mengirimkan pesan yang tidak perlu. Beritahu semua orang tentang ini untuk berhati-hati. Tolong bagikan; Itu sangat benar Grup admin mohon berhati-hati.... </text:p>
          </table:table-cell>
          <table:table-cell table:style-name="Default" office:value-type="string" calcext:value-type="string">
            <text:p>hoax</text:p>
          </table:table-cell>
          <table:table-cell table:style-name="Default" office:value-type="string" calcext:value-type="string">
            <text:p><text:a xlink:href="https://news.detik.com/berita/d-3566666/beredar-broadcast-whatsapp-hingga-facebook-bakal-dipantau-apa-iya" xlink:type="simple">https://news.detik.com/berita/d-3566666/beredar-broadcast-whatsapp-hingga-facebook-bakal-dipantau-apa-iya</text:a></text:p>
          </table:table-cell>
          <table:table-cell table:number-columns-repeated="1020"/>
        </table:table-row>
        <table:table-row table:style-name="ro1">
          <table:table-cell table:style-name="Default" office:value-type="string" calcext:value-type="string">
            <text:p>Ancaman Pemblokiran BlackBerry Messenger</text:p>
          </table:table-cell>
          <table:table-cell table:style-name="Default" office:value-type="string" calcext:value-type="string">
            <text:p>Kami dari pihak Blackberry Offical ingin memberitahukan agar pengguna aktif bbm memaklumi kami jika bbm akan terblokir. Kami tidak bermaksud menggangu kenyamannan anda , kami hanya ingin bbm aktif selalu. Kami hanya meminta tolong untuk Broadcast pesan ini ke semua yg ada di contact anda , sebab jika tidak di kirim kpd semua teman di contact anda, anda akan mendpt kerugian , teman2 anda yg ada di contact anda akan terhapus dgn sendirinyaa. Dan bbm anda akan keblokir . Terimakasih atas perhatiannya.. Kami hanya minta waktunya sebentar untuk memBroadcast pesan ini ke semua org di contact anda .. <text:s/>​Harap di kirimkan ke semua teman BBM anda, karena server di KANADA mau di tutup karena lemot … Kalau tidak BBM anda akan otomatis terhapus.. Alias refresh... Ini pesan rebutan.. Siapa lambat BBM anda akan terhapus… (RIM blackberry jakarta) Berita selengkapnya baca di "detik.com"</text:p>
          </table:table-cell>
          <table:table-cell table:style-name="Default" office:value-type="string" calcext:value-type="string">
            <text:p>hoax</text:p>
          </table:table-cell>
          <table:table-cell table:style-name="Default" office:value-type="string" calcext:value-type="string">
            <text:p><text:a xlink:href="http://inet.detik.com/telecommunication/d-1417007/awas-hoax-ancaman-pemblokiran-blackberry-messenger--" xlink:type="simple">http://inet.detik.com/telecommunication/d-1417007/awas-hoax-ancaman-pemblokiran-blackberry-messenger--</text:a></text:p>
          </table:table-cell>
          <table:table-cell table:number-columns-repeated="1020"/>
        </table:table-row>
        <table:table-row table:style-name="ro1">
          <table:table-cell table:style-name="Default" office:value-type="string" calcext:value-type="string">
            <text:p>Server Blackberry Penuh</text:p>
          </table:table-cell>
          <table:table-cell table:style-name="Default" office:value-type="string" calcext:value-type="string">
            <text:p>Blackberry menginformasikan semua pengguna kami, bahwa server kami baru saja benar-benar penuh, jadi kami meminta bantuan anda untuk memperbaiki masalah ini. Kita perlu pengguna aktif kami untuk mengirim ulang pesan ini ke semua orang di daftar kontak anda untuk mengkonfirmasi pengguna aktif kami yang menggunakan Blackberry Messanger, jika anda tidak mengirim pesan ini ke semua kontak Blacberry messanger anda maka account anda akan ditetapkan tidak aktif dengan konsekuensidari kehilangan semua kontak anda. Simbol akan mengupdate otomatis dalam BB anda, ketika anda menyiarkan pesan ini. Blackberry anda akan diperbarui dalam waktu 24 jam itu akan memiliki lay out dan warna terbaru untuk chatting. Dear pengguna Blackberry, Kita akan melakukan update untuk BBM dari 11:00 sampai 05:00. Jika anda tidak mengirimkan ini ke semua kontak anda, anda tidak akan diizinkan untuk chatting dengan kontak anda. Pic lama anda tidak akan berubah, silahkan kirim pesan ini ke semua kontak. Bkan Broadcast sembarangan, ini serius, bisa di cek!!</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Default" office:value-type="string" calcext:value-type="string">
            <text:p>Kecelakaan Beruntun Semarang</text:p>
          </table:table-cell>
          <table:table-cell table:style-name="Default" office:value-type="string" calcext:value-type="string">
            <text:p>Bus Nugroho Rem blong dari arah Jl. Wahidin (tanah putih) meluncur kencang menabrak puluhan motor dan 3 mobil avanza, @ Jazz dan 1 sedan accord Just now…perkiraan ada 10 orang tewas termasuk anak sekolah tergeletak di jalan penuh darah, Tolong bantu Broadcast, agar keluarga bisa cepat diberitahu.</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office:value-type="string" calcext:value-type="string">
            <text:p>Peruntungan Suku Maya</text:p>
          </table:table-cell>
          <table:table-cell office:value-type="string" calcext:value-type="string">
            <text:p>Tahun ini di Bulan Juli ada 5x senin, 5x selasa dan 5x minggu, hanya terjadi 1 kali setiap 823 tahun. Dinamakan Kantong Duit. Bagi anda yang membagikan pesan ini, maka dalam 4 hari uang akan mencari anda. Pesan yang aslinya berasal dari suku Maya ini adalah pesan ajaib. Dalam 99 jam ke depan, bagikan pesan ini ke minimal 10 teman, termasuk saya. Pada tanggal 7 Juli anda akan berjodoh selamanya bersama dengan orang terpenting di hati anda. Dalam 10 orang akan ada 5 yang kirim balik. Harapan-harapan Anda akan terkabul tgl 6 Agustus. Mohon jangan sampai tidak disebarkan, sorry BC…ga ada salahnya dicoba</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Default" office:value-type="string" calcext:value-type="string">
            <text:p>Gempa 5|4 SR Guncang Jayapura</text:p>
          </table:table-cell>
          <table:table-cell office:value-type="string" calcext:value-type="string">
            <text:p>Jakarta - Gempa bumi berkekuatan 5,4 SR mengguncang Kabupaten Jayapura, Papua Barat. Gempa tidak berpotensi tsunami. Berdasarkan informasi dari BMKG, gempa terjadi pada pukul 21.51 WIB, Sabtu (23/12/2017). Pusat gempa berada 43 km barat laut Kabupaten Jayapura. Titik gempa di koordinat 2,81 LS dan 139, 51 BT dengan kedalaman 73 kilometer. Belum ada informasi mengenai ada-tidaknya korban akibat gempa. Hingga kini juga belum ada laporan soal dampak gempa tersebut. </text:p>
          </table:table-cell>
          <table:table-cell office:value-type="string" calcext:value-type="string">
            <text:p>fact</text:p>
          </table:table-cell>
          <table:table-cell table:style-name="Default" office:value-type="string" calcext:value-type="string">
            <text:p>https://news.detik.com/berita/d-3783460/gempa-54-sr-guncang-jayapura</text:p>
          </table:table-cell>
          <table:table-cell table:number-columns-repeated="1020"/>
        </table:table-row>
        <table:table-row table:style-name="ro1">
          <table:table-cell table:style-name="Default" office:value-type="string" calcext:value-type="string">
            <text:p>Sandiaga Kaget Kakaknya Indra Uno Ingin Maju Pilbup Kuningan</text:p>
          </table:table-cell>
          <table:table-cell office:value-type="string" calcext:value-type="string">
            <text:p>Jakarta - Wakil Gubernur DKI Jakarta Sandiaga Uno mengaku kaget dengan rencana pencalonan kakaknya Indra Uno sebagai bakal calon bupati dalam pemilihan bupati (Pilbup) Kuningan 2018. Sandiaga secara pribadi mengaku tidak menyarankan kakaknya maju. "Jadi kemarin saya juga kaget. Tapi saya dapat briefing memang banyak tokoh-tokoh daerah meminta Beliau. Saya pribadi menyarankan nggak," kata Sandiaga kepada detikcom di Kantor Wali Kota Jakarta Selatan, Kebayoran Baru, Jakarta Selatan, Sabtu (23/12/2017). Menurut Sandi, sudah terlalu banyak politikus di Indonesia. Dia menyayangkan bila Indra harus beralih dari akademisi dan pengusaha dan memilih terjun ke dunia politik. "Di keluarga kita hanya berdua. Saya sudah di politik, Beliau di akademisi dan di dunia usaha. Kemarin beliau udah bisa membangun bersama saya OK OCE. Sayang kalau misalnya beliau akhirnya harus ikut di politik juga," ungkapnya. Bukan hanya Sandiaga, Indra Uno disebut juga belum mendapat restu dari Ibunda. "Sampai sekarang hari ini belum ada restu dari ibu. Setahu saya," ujarnya. Sandi menuturkan, sejumlah tokoh masyarakat sudah secara langsung menyampaikan kepadanya terkait niat meminang Indra untuk mengabdi di Kuningan. Sebab, kata Sandiaga, istri Indra berasal dari Kuningan. "Ada keinginan yang sangat, sangat besar dari masyarakat di Kuningan untuk meminta beliau mengabdi. Karena istrinya kan orang sana. Dia bilang karena istrinya Pak Sandi di DKI, istrinya Pak Indra kan orang Kuningan," tuturnya. Kendati tak menyarankan pencalonan tersebut, Sandi mengaku tak bisa menahan jika kakaknya ingin maju sebagai bakal calon bupati Kuningan. Dia hanya bisa mendoakan yang terbaik dari pencalonan tersebut. "Saya sampaikan saya nggak bisa menahan seandainya dia maju ya tentunya saya doakan yang terbaik," ujar Sandi. Ia juga menegaskan, meski mendoakan pencalonan kakak satu-satunya itu, bukan berarti ia mendukung keputusan Indra untuk maju. Sebab, lanjut Sandi, ia ingin Indra tetap menjadi pengusaha. "Saya nggak bisa bilang mendukung. Tapi saya doakan beliau," tuturnya.</text:p>
          </table:table-cell>
          <table:table-cell office:value-type="string" calcext:value-type="string">
            <text:p>fact</text:p>
          </table:table-cell>
          <table:table-cell table:style-name="Default" office:value-type="string" calcext:value-type="string">
            <text:p>https://news.detik.com/berita/d-3783441/sandiaga-kaget-kakaknya-indra-uno-ingin-maju-pilbup-kuningan</text:p>
          </table:table-cell>
          <table:table-cell table:number-columns-repeated="1020"/>
        </table:table-row>
        <table:table-row table:style-name="ro1">
          <table:table-cell table:style-name="Default" office:value-type="string" calcext:value-type="string">
            <text:p>Bocah 9 Tahun Hanyut Saat Seberangi Kali Banceuy Bogor</text:p>
          </table:table-cell>
          <table:table-cell office:value-type="string" calcext:value-type="string">
            <text:p>Jakarta - Polisi masih melakukan pencarian terhadap Adin (9), bocah yang hanyut terbawa arus di Kali Banceuy, Babakan Madang, Kabupaten Bogor. Adin hanyut ketika menyebrang di kali tersebut bersama teman-temannya. "Sewaktu korban bersama 6 orang temannya sedang menyeberang kali itu, tiba-tiba ada air besar korban bersama temannya terbawa arus," kata Kapolsek Bogor Utara, Kompol Wawan Wahyudin kepada detikcom, Sabtu (23/12/2017). Wawan menjelaskan kejadian tersebut terjadi sekitar pukul 16.00 WIB di Bendungan Citaringgul, Kali Banceuy. Wawan menambahkan keenam korban lainnya ditemukan dalam kondisi selamat kecuali Adin. "Namun teman yang lain bisa diselamatkan," kata dia. Upaya pencarian terhadap Adin pun terus dilakukan dengan berkoordinasi Tim BPBD Bogor dan Muspika BBKN Madang. Wawan mengatakan korban hingga saat ini belum ditemukan. "Sampai saat ini korban belum ditemukan," ucapnya. </text:p>
          </table:table-cell>
          <table:table-cell office:value-type="string" calcext:value-type="string">
            <text:p>fact</text:p>
          </table:table-cell>
          <table:table-cell table:style-name="Default" office:value-type="string" calcext:value-type="string">
            <text:p>https://news.detik.com/berita/d-3783351/bocah-9-tahun-hanyut-saat-seberangi-kali-banceuy-bogor</text:p>
          </table:table-cell>
          <table:table-cell table:number-columns-repeated="1020"/>
        </table:table-row>
        <table:table-row table:style-name="ro1">
          <table:table-cell table:style-name="Default" office:value-type="string" calcext:value-type="string">
            <text:p>Ini 3 Titik Kemacetan di Tol Jakarta Arah Cikampek Malam Ini</text:p>
          </table:table-cell>
          <table:table-cell office:value-type="string" calcext:value-type="string">
            <text:p>Jakarta - Sejumlah titik di ruas Tol Jakarta-Cikampek arah Cikampek mengalami kemacetan malam ini. Kemacetan dikarenakan lonjakan volume kendaraan. "(Disebabkan) masih karena volume kendaraan," kata petugas PT Jasa Marga, Aldo ketika dihubungi detikcom, Sabtu (23/12/2017) sekitar pukul 21.35 WIB. Aldo menjelaskan titik-titik kemacetan tersebut terjadi di Tol Bekasi Barat KM 13 mengarah ke Cikampek. Panjang antrean kendaraan terjadi kurang lebih 1 km. "Dari KM 13 ke KM 14," tambahnya. Kemudian kemacetan kembali terjadi menjelang Gerbang Tol Cikarang Utama (Cikarut) di KM 29. Kemacetan terjadi akibat volume kendaraan yang hendak membayar tol. "Selepas Gerbang Tol Cikarut lancar dan padat kembali di KM 39 hingga KM 42," terangnya. Dia menambahkan untuk arah dari Cikampek ke Jakarta cenderung ramai lancar. Selain di Tol Jakarta-Cikampek, menurut Aldo kemacetan juga terjadi di Tol Dalam Kota dari Kuningan-Tebet menuju ke Cawang.</text:p>
          </table:table-cell>
          <table:table-cell office:value-type="string" calcext:value-type="string">
            <text:p>fact</text:p>
          </table:table-cell>
          <table:table-cell table:style-name="Default" office:value-type="string" calcext:value-type="string">
            <text:p>https://news.detik.com/berita/d-3783440/ini-3-titik-kemacetan-di-tol-jakarta-arah-cikampek-malam-ini</text:p>
          </table:table-cell>
          <table:table-cell table:number-columns-repeated="1020"/>
        </table:table-row>
        <table:table-row table:style-name="ro1">
          <table:table-cell table:style-name="Default" office:value-type="string" calcext:value-type="string">
            <text:p>Zulkifli Hasan: Janji Kemerdekaan itu Senasib Sepenanggungan</text:p>
          </table:table-cell>
          <table:table-cell table:style-name="Default" office:value-type="string" calcext:value-type="string">
            <text:p>Makassar - Organisasi Islam Wahdah Islamiyah menggelar Silaturahmi Kebangsaan bersama Ketua MPR Zulkifli Hasan. Acara digelar di Asrama Haji Makassar Sulawesi Selatan dan dihadiri ribuan perwakilan Wahdah Islamiyah dari seluruh Indonesia. Dalam sambutannya, Ketua Harian Wahdah Islamiyah Ustaz Zaitun Rasmin mengapresiasi kiprah Ketua MPR Zulkifli Hasan yang tidak berhenti menyambung silaturrahmi ke penjuru Nusantara. "Pak Ketua MPR ini di Aksi Palestina hadir, di forum kita ini pun menyempatkan hadir. Yang paling penting beliau terjaga integritasnya dalam mengemban amanat umat," kata Ustaz Zaitun Rasmin seperti tertulis dalam keterangan yang diterima detikcom, Sabtu (23/12). Makna lain kehadiran Zulkifli Hasan di Forum Wahdah Islamiyah menurut Ustadz Zaitun Rasmin adalah bentuk keberpihakan pada umat. "Sebagai tokoh umat Pak Zul bisa menempatkan diri sebagai pemersatu dan penjaga kebhinnekaan kita," lanjut Zaitun. Menanggapi hal tersebut, Zulkifli Hasan mengajak Wahdah Islamiyah dan Ormas Islam lainnya untuk memperkuat kesadaran nasionalisme dalam berbangsa. "Nasionalisme itu peduli bangsanya, peduli daerahnya, peduli pada lingkungannya. Tidak tinggal diam ketika ada praktik korupsi, politik uang atau tenaga kerja ilegal masuk ke daerahnya," kata Zulhasan, panggilan akrabnya. Baginya perbaikan sistem demokrasi harus dilaksanakan terus menerus untuk memenuhi janji kemerdekaan yaitu keadilan sosial bagi seluruh rakyat Indonesia. "Janji kemerdekaan itu senasib sepenanggungan. Ketika Jawa dan Luar Jawa sama sama sejahtera. Demokrasi kita seharusnya menghadirkan keadilan untuk semua, bukan segelintir golongan saja," tutup Zul. </text:p>
          </table:table-cell>
          <table:table-cell office:value-type="string" calcext:value-type="string">
            <text:p>fact</text:p>
          </table:table-cell>
          <table:table-cell table:style-name="Default" office:value-type="string" calcext:value-type="string">
            <text:p>https://news.detik.com/berita/d-3783504/zulkifli-hasan-janji-kemerdekaan-itu-senasib-sepenanggungan</text:p>
          </table:table-cell>
          <table:table-cell table:number-columns-repeated="1020"/>
        </table:table-row>
        <table:table-row table:style-name="ro1">
          <table:table-cell table:style-name="Default" office:value-type="string" calcext:value-type="string">
            <text:p>Libur Nataru| PT KAI Daop 6 Operasikan 6 KA Tambahan dan Priority</text:p>
          </table:table-cell>
          <table:table-cell table:style-name="Default" office:value-type="string" calcext:value-type="string">
            <text:p>Yogyakarta - Memasuki libur panjang Natal dan Tahun Baru, lonjakan penumpang kereta api mulai terlihat. Untuk mengantisipasi lonjakan penumpang, PT KAI Daop 6 Yogyakarta mengoperasikan 6 KA tambahan dan menyiapkan kereta kelas Priority. "Jumlah penumpang keberangkatan dari Daop 6 ini naik signifikan. Untuk KA jarak jauh dan sedang, tahun lalu 16.499 penumpang, tahun ini mencapai 19.024 penumpang, naik sekitar 15%. Tambahan ini untuk KA jarah jauh kelas ekonomi, eksekutif dan bisnis," ujar Manajer Humas PT KAI Daop 6 Yogyakarta, Eko Budiyanto, di Yogyakarta, Sabtu (23/12/2017). Adapun 6 tambahan KA itu adalah KA Argo Lawu tambahan (Solobalapan-Gambir), KA Argo Dwipangga tambahan (Solobalapan-Gambir), KA Taksaka Pagi tambahan (Yogyakarta-Gambir), KA Taksaka Malam tambahan (Yogyakarta-Gambir), KA Lodaya tambahan (Solobalapan-Bandung) dan KA Sancaka tambahan (Yogyakarta-Surabaya Gubeng). KA tambahan akan dioperasikan mulai 22 Desember hingga 7 Januari 2018 dengan kapasitas 3.100 kursi. Jika ditambah kapasitan kereta reguler 9.900 kursi maka keseluruhan kereta mampu mengangkut 13 ribu penumpang tiap harinya. Selain KA tambahan, juga terdapat kereta api kelas priority yang siap mengangkut penumpang sebagai pilihan alternatif. Untuk tahap awal, dari tanggal 24-26 Desember 2017 adalah rangkaian KA Taksaka Pagi (KA 52) relasi Gambir-Yogya dan KA Taksaka Malam (KA 53) relasi Yogya-Gambir masing-masing akan ditambah 1 kereta kelas Priority. Kemudian dari tanggal 27-31 Desember 2017 adalah rangkaian KA Argo Dwipangga (KA 10, KA 9) relasi Gambir-Solo PP akan ditambah 1 kereta kelas Priority. Sedangkan dari tanggal 2-6 Januari 2018 ada tambahan 1 kereta kelas priority akan ditambahkan pada rangkaian KA Argo LAwu (KA 7, KA 8) relasi Gambir-Solo PP. "KA Priroity kapasitas angkutnya separo dari KA Eskekutif, Kalau eksekutif 50 tempat duduk, Priority hanya 25-28 tempat duduk. Tarifnya untuk masa Nataru ini Rp 900 ribu. Fasilitasnya memadai, makan prasmanan, minuman bisa pilih ada kopi, teh atau jus," kata Eko Budiyanto. </text:p>
          </table:table-cell>
          <table:table-cell office:value-type="string" calcext:value-type="string">
            <text:p>fact</text:p>
          </table:table-cell>
          <table:table-cell table:style-name="Default" office:value-type="string" calcext:value-type="string">
            <text:p>https://news.detik.com/berita-jawa-tengah/d-3783384/libur-nataru-pt-kai-daop-6-operasikan-6-ka-tambahan-dan-priority</text:p>
          </table:table-cell>
          <table:table-cell table:number-columns-repeated="1020"/>
        </table:table-row>
        <table:table-row table:style-name="ro1">
          <table:table-cell table:style-name="Default" office:value-type="string" calcext:value-type="string">
            <text:p>Kontrakan di Kemayoran Terbakar Gara-gara Korsleting Kipas Angin</text:p>
          </table:table-cell>
          <table:table-cell table:style-name="Default" office:value-type="string" calcext:value-type="string">
            <text:p>Jakarta - Rumah kontrakan di Jalan Galindra, Kebon Kosong, Kemayoran, Jakarta Pusat, terbakar. Kebakaran disebabkan adanya korsleting listrik pada kipas angin. "Ada korsleting listrik pada kipas angin," kata petugas Sudin Penanggulangan Kebakaran dan Penyelamatan (PKP) Jakarta Pusat, Permadi saat dihubungi detikcom, Sabtu (23/12/2017) pukul 21.00 WIB. Permadi mengatakan api sudah dapat dipadamkan oleh warga sekitar. Namun sebanyak 5 unit mobil pemadam kebakaran tetap dikerahkan ke lokasi untuk melakukan pendinginan. "5 unit (ke lokasi). Tim kita ngecek dan melakukan pendinginan," ucapnya. Permadi belum bisa memastikan berapa rumah yang terdampak akibat kebakaran. Menurutnya tidak ada korban jiwa dalam kejadian tersebut. "Korban nihil," tuturnya. </text:p>
          </table:table-cell>
          <table:table-cell office:value-type="string" calcext:value-type="string">
            <text:p>fact</text:p>
          </table:table-cell>
          <table:table-cell table:style-name="Default" office:value-type="string" calcext:value-type="string">
            <text:p>https://news.detik.com/berita/d-3783383/kontrakan-di-kemayoran-terbakar-gara-gara-korsleting-kipas-angin</text:p>
          </table:table-cell>
          <table:table-cell table:number-columns-repeated="1020"/>
        </table:table-row>
        <table:table-row table:style-name="ro1">
          <table:table-cell table:style-name="Default" office:value-type="string" calcext:value-type="string">
            <text:p>Sandiaga: Enjoy Jakarta Masih Cocok Nggak?</text:p>
          </table:table-cell>
          <table:table-cell table:style-name="Default" office:value-type="string" calcext:value-type="string">
            <text:p>Jakarta - Wakil Gubernur DKI Jakarta Sandiaga Uno menghadiri acara "New Corporate Identity Launching" PT Jakarta Tourisindo. Sandiaga sempat mempertanyakan relevansi slogan "Enjoy Jakarta" saat ini. "Enjoy Jakarta masih cocok nggak?" kata Sandiaga di Hotel Grand Cempaka, Cempaka Putih, Jakarta Pusat, Sabtu (23/12/2017). Sandi menjelaskan maksud dari pernyataannya tersebut. Menurutnya, slogan yang ada haruslah relevan dengan kondisi Jakarta saat ini. "Karena untuk Jakarta yang bisa maju ke depan kita harus relevan, kokoh dan viral. Jakarta kalau tidak bisa terus menerus menghadirkan pelayanan top of the town yang menjadi viral akan sulit untuk bersaing dengan kota lain," ujar Sandiaga. Namun Sandiaga mengaku belum memiliki rencana untuk mengubah slogan tersebut. Meskipun ia mempertanyakan apakah image Jakarta saat ini masih tepat dengan 'Enjoy Jakarta'. "Belum ada (rencana mengubah)," katanya. Sandiaga berencana mengkaji kembali relevansi slogan tersebut. Dia akan menerima masukan warga termasuk para ahli branding dan marketing, penggiat bidang pariwisata, dunia usaha dan elemen masyarakat dalam mengkaji slogan tersebut. "Branding ini harus kuat," ujarnya. </text:p>
          </table:table-cell>
          <table:table-cell office:value-type="string" calcext:value-type="string">
            <text:p>fact</text:p>
          </table:table-cell>
          <table:table-cell table:style-name="Default" office:value-type="string" calcext:value-type="string">
            <text:p>https://news.detik.com/berita/d-3783380/sandiaga-enjoy-jakarta-masih-cocok-nggak</text:p>
          </table:table-cell>
          <table:table-cell table:number-columns-repeated="1020"/>
        </table:table-row>
        <table:table-row table:style-name="ro1">
          <table:table-cell table:style-name="Default" office:value-type="string" calcext:value-type="string">
            <text:p>Tangkap Pengedar Narkoba| 2 Kg Sabu dan Seribu Pil Ekstasi Disita</text:p>
          </table:table-cell>
          <table:table-cell table:style-name="Default" office:value-type="string" calcext:value-type="string">
            <text:p>Medan - Polisi menangkap 3 orang pengedar narkoba di Medan, Sumatera Utara. Dari penangkapan, polisi menyita 2 kilogram sabu dan seribu butir pil ekstasi. "Ini beda kasus. Pelaku sabu inisial RH (24). Untuk yang ekstasi pelaku inisial SR (32) dan HM (34). Yang ekstasi ini, mereka dikendalikan dari Lapas (Tanjung Gusta Medan)," kata Kapolrestabes Medan Kombes Dadang Hartanto di Mapolrestabes Medan, Sabtu (23/12/2017). Pelaku SR dan HM ditangkap pada Kamis (14/12) di sebuah rumah di Jalan Kejaksaan, Kelurahan Petisah Tengah, Kecamatan Medan Petisah, Medan. "Bermula dari informasi masyarakat kemudian dilakukan penyelidikan seterus pelaku ditangkap," ujarnya. Petugas yang menangkap kedua pelaku kemudian melakukan penggeledahan dan disita seribu ekstasi dari dalam kamar rumah. Dalam pemeriksaan, kedua pelaku ini mengaku dikendalikan dari dalam Lapas Tanjung Gusta Medan dengan inisial SA. "Ekstasi seribu butir disita. Dikendalikan dari Lapas," imbuh Dadang. Lima hari kemudian, Satres Narkoba Polrestabes Medan kembali mengungkap peredaran narkoba. Jumlah barang bukti yang disita sebanyak 2 kilogram sabu. Kurir barang haram itu yakni RH ditangkap. "Pelaku ditangkap di Jalan Sekata, Kecamatan Medan Barat. Petugas kita menuju ke rumah pelaku dan melakukan penangkapan. Lalu disita dua bungkus sabu yang beratnya dua kilogram sabu," jelas Dadang. Kepada petugas, pelaku mengaku sabu itu didapatnya dari seorang pria berinisial KE. Hingga saat ini KE masih diburu polisi. "Kasus sabu ini masih dikembangkan, apakah jaringan Aceh atau tidak. Terkait narkoba, kita gencar untuk mengantisipasi peredaran narkoba di malam tahun baru," ujar Dadang.</text:p>
          </table:table-cell>
          <table:table-cell office:value-type="string" calcext:value-type="string">
            <text:p>fact</text:p>
          </table:table-cell>
          <table:table-cell table:style-name="Default" office:value-type="string" calcext:value-type="string">
            <text:p>https://news.detik.com/berita/d-3783333/tangkap-pengedar-narkoba-2-kg-sabu-dan-seribu-pil-ekstasi-disita</text:p>
          </table:table-cell>
          <table:table-cell table:number-columns-repeated="1020"/>
        </table:table-row>
        <table:table-row table:style-name="ro1">
          <table:table-cell table:style-name="Default" office:value-type="string" calcext:value-type="string">
            <text:p>Jelang Para Asian Games 2018| Sandiaga Sebut DKI Punya Banyak PR</text:p>
          </table:table-cell>
          <table:table-cell table:style-name="Default" office:value-type="string" calcext:value-type="string">
            <text:p>Jakarta - Wakil Gubernur DKI Jakarta Sandiaga Uno menyebut masih banyak pekerjaan rumah (PR) DKI Jakarta yang belum terselesaikan jelang Asian Para Games 2018. PR utama, kata Sandi, terkait dengan fasilitas publik yang belum ramah penyandang disabilitas. "Banyak PR-nya menuju Asian Para Games 2018, banyak fasilitas publik yang akan digunakan untuk Asian Para Games 2018 ini yang belum ramah kaum difabel," kata Sandi di kawasan Kota Tua, Jakarta Barat, Sabtu (23/12/2017). Karena itu, Sandiaga akan mengevaluasi fasilitas publik di DKI. Pemprov ditegaskan Sandiaga ingin memastikan setiap sarana fasilitas publik, khususnya untuk Asian Para Games 2018 ramah penyandang disabilitas. "Sarana transportasi, sarana fasilitas publik yang lainnya, venue-venuenya, semua friendly, ramah terhadap teman-teman kaum difabel," ujarnya. Menurut Sandiaga, gelaran yang akan dilangsungkan pada pada 6-13 Oktober 2018 mendatang merupakan kesempatan bagi Pemprov DKI untuk memastikan kesetaraan akses untuk warga disabilitas. Sebab, saat ini, masih banyak catatan terkait kurangnya kesetaraan akses bagi warga disabilitas di Jakarta. "Saya melihat bahwa Asian Para Games ini adalah momentum kita untuk meningkatkan akses aksebilitas, untuk akses khususnya untuk teman-teman difabel ini sehingga kita akan naik kelas dan bisa dianggap sebagai kota yang ramah kaum difabel," terangnya. Gelaran Asian Para Games 2018 rencananya akan diikuti 4.000 atlet difabel. Ada 18 cabang olahraga yang akan dipertandingkan di Asian Para Games 2018. </text:p>
          </table:table-cell>
          <table:table-cell office:value-type="string" calcext:value-type="string">
            <text:p>fact</text:p>
          </table:table-cell>
          <table:table-cell table:style-name="Default" office:value-type="string" calcext:value-type="string">
            <text:p>https://news.detik.com/berita/d-3783356/jelang-para-asian-games-2018-sandiaga-sebut-dki-punya-banyak-pr</text:p>
          </table:table-cell>
          <table:table-cell table:number-columns-repeated="1020"/>
        </table:table-row>
        <table:table-row table:style-name="ro1">
          <table:table-cell table:style-name="Default" office:value-type="string" calcext:value-type="string">
            <text:p>Dua Anak Perempuan Tewas Tenggelam di Cipanas Garut</text:p>
          </table:table-cell>
          <table:table-cell table:style-name="Default" office:value-type="string" calcext:value-type="string">
            <text:p>Garut - Dua anak perempuan tewas tenggelam saat berenang di pemandian air panas Cipanas, Kecamatan Tarogong Kaler, Garut. Asma (12) dan Hafsah (11) datang ke Cipanas untuk menghadiri reuni sekolah orangtua mereka. Kapolsek Tarogong Kaler Iptu Tito Bintoro mengatakan insiden tersebut terjadi Sabtu (23/12/2017) siang di kolam renang Cipanas Indah Bawah. "Betul kejadiannya tadi siang. Korban atas nama Asma dan Habsah keduanya perempuan, warga Kecamatan Cisurupan," ungkap Tito kepada wartawan di kantornya, Sabtu (23/12/2017) malam. Kedua korban mengikuti acara reuni sekolah orang tua mereka yang bertempat di Aula hotel tempat pemandian tersebut. Keduanya saat itu meminta izin untuk berenang kepada orang tuanya. "Namun saat berenang keduanya berenang di kolam yang memiliki ketinggian air 120 cm, hingga keduanya tenggelam," katanya. Tito menyebut, saat kejadian berlangsung tidak ada yang mengawasi keduanya berenang. Namun kejadian tersebut sempat diketahui oleh dua warga setempat yang kemudian langsung membawa kedua korban ke Puskesmas Tarogong. "Keduanya tewas di perjalanan. Mereka diketahui tidak bisa berenang," ujar dia. Saat ini, kedua korban telah dibawa oleh orang tua mereka ke kampung halamannya, Kampung Cidatar, Cisurupan untuk dimakamkan. "Keluarga menolak untuk dilakukan otopsi," pungkas Tito. </text:p>
          </table:table-cell>
          <table:table-cell office:value-type="string" calcext:value-type="string">
            <text:p>fact</text:p>
          </table:table-cell>
          <table:table-cell table:style-name="Default" office:value-type="string" calcext:value-type="string">
            <text:p>https://news.detik.com/berita-jawa-barat/d-3783357/dua-anak-perempuan-tewas-tenggelam-di-cipanas-garut</text:p>
          </table:table-cell>
          <table:table-cell table:number-columns-repeated="1020"/>
        </table:table-row>
        <table:table-row table:style-name="ro1" table:number-rows-repeated="2">
          <table:table-cell table:style-name="Default" table:number-columns-repeated="4"/>
          <table:table-cell table:number-columns-repeated="1020"/>
        </table:table-row>
        <table:table-row table:style-name="ro1" table:number-rows-repeated="3">
          <table:table-cell table:number-columns-repeated="1024"/>
        </table:table-row>
        <table:table-row table:style-name="ro1">
          <table:table-cell table:style-name="Default"/>
          <table:table-cell table:number-columns-repeated="1023"/>
        </table:table-row>
        <table:table-row table:style-name="ro1">
          <table:table-cell table:style-name="Default" table:number-columns-repeated="2"/>
          <table:table-cell table:number-columns-repeated="1022"/>
        </table:table-row>
        <table:table-row table:style-name="ro1" table:number-rows-repeated="10">
          <table:table-cell table:style-name="Default"/>
          <table:table-cell table:number-columns-repeated="1023"/>
        </table:table-row>
        <table:table-row table:style-name="ro1" table:number-rows-repeated="60">
          <table:table-cell table:number-columns-repeated="1024"/>
        </table:table-row>
        <table:table-row table:style-name="ro1">
          <table:table-cell table:style-name="Default" table:number-columns-repeated="4"/>
          <table:table-cell table:number-columns-repeated="1020"/>
        </table:table-row>
        <table:table-row table:style-name="ro1" table:number-rows-repeated="104842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4">00/00/0000</text:date>, <text:time style:data-style-name="N2" text:time-value="23:39:36.01324200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22:41:47.113341518</meta:creation-date>
    <meta:editing-duration>PT3H5M28S</meta:editing-duration>
    <meta:editing-cycles>13</meta:editing-cycles>
    <meta:generator>LibreOffice/5.1.6.2$Linux_X86_64 LibreOffice_project/10m0$Build-2</meta:generator>
    <dc:date>2017-12-24T00:00:39.466859732</dc:date>
    <meta:document-statistic meta:table-count="1" meta:cell-count="297" meta:object-count="1"/>
  </office:meta>
</office:document-meta>
</file>